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13.1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2.91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3.799cm"/>
    </style:style>
    <style:style style:name="Tabela2.B" style:family="table-column">
      <style:table-column-properties style:column-width="13.10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637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3.799cm"/>
    </style:style>
    <style:style style:name="Tabela4.B" style:family="table-column">
      <style:table-column-properties style:column-width="13.1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0.697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3.799cm"/>
    </style:style>
    <style:style style:name="Tabela3.B" style:family="table-column">
      <style:table-column-properties style:column-width="13.10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637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3.799cm"/>
    </style:style>
    <style:style style:name="Tabela5.B" style:family="table-column">
      <style:table-column-properties style:column-width="13.10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0.736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07cm" fo:margin-left="0.116cm" table:align="left"/>
    </style:style>
    <style:style style:name="Tabela6.A" style:family="table-column">
      <style:table-column-properties style:column-width="3.799cm"/>
    </style:style>
    <style:style style:name="Tabela6.B" style:family="table-column">
      <style:table-column-properties style:column-width="13.107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2" style:family="table-row">
      <style:table-row-properties style:min-row-height="0.64cm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4" style:family="table-row">
      <style:table-row-properties style:min-row-height="1.997cm"/>
    </style:style>
    <style:style style:name="Tabela7" style:family="table">
      <style:table-properties style:width="16.907cm" fo:margin-left="0.116cm" table:align="left"/>
    </style:style>
    <style:style style:name="Tabela7.A" style:family="table-column">
      <style:table-column-properties style:column-width="3.799cm"/>
    </style:style>
    <style:style style:name="Tabela7.B" style:family="table-column">
      <style:table-column-properties style:column-width="13.10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2" style:family="table-row">
      <style:table-row-properties style:min-row-height="0.64cm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4" style:family="table-row">
      <style:table-row-properties style:min-row-height="1.997cm"/>
    </style:style>
    <style:style style:name="Tabela8" style:family="table">
      <style:table-properties style:width="16.907cm" fo:margin-left="0.116cm" table:align="left"/>
    </style:style>
    <style:style style:name="Tabela8.A" style:family="table-column">
      <style:table-column-properties style:column-width="3.799cm"/>
    </style:style>
    <style:style style:name="Tabela8.B" style:family="table-column">
      <style:table-column-properties style:column-width="13.107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2" style:family="table-row">
      <style:table-row-properties style:min-row-height="1.637cm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07cm" fo:margin-left="0.116cm" table:align="left"/>
    </style:style>
    <style:style style:name="Tabela9.A" style:family="table-column">
      <style:table-column-properties style:column-width="3.799cm"/>
    </style:style>
    <style:style style:name="Tabela9.B" style:family="table-column">
      <style:table-column-properties style:column-width="13.107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2" style:family="table-row">
      <style:table-row-properties style:min-row-height="1.637cm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907cm" fo:margin-left="0.116cm" table:align="left"/>
    </style:style>
    <style:style style:name="Tabela10.A" style:family="table-column">
      <style:table-column-properties style:column-width="3.799cm"/>
    </style:style>
    <style:style style:name="Tabela10.B" style:family="table-column">
      <style:table-column-properties style:column-width="13.107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2" style:family="table-row">
      <style:table-row-properties style:min-row-height="0.64cm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4" style:family="table-row">
      <style:table-row-properties style:min-row-height="1.997cm"/>
    </style:style>
    <style:style style:name="Tabela11" style:family="table">
      <style:table-properties style:width="16.907cm" fo:margin-left="0.116cm" table:align="left"/>
    </style:style>
    <style:style style:name="Tabela11.A" style:family="table-column">
      <style:table-column-properties style:column-width="3.799cm"/>
    </style:style>
    <style:style style:name="Tabela11.B" style:family="table-column">
      <style:table-column-properties style:column-width="13.107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2" style:family="table-row">
      <style:table-row-properties style:min-row-height="0.926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rsid="000c05e5" officeooo:paragraph-rsid="000c05e5" style:font-size-asian="9pt" style:font-size-complex="9pt"/>
    </style:style>
    <style:style style:name="P2" style:family="paragraph" style:parent-style-name="Standard">
      <style:text-properties fo:font-size="9pt" officeooo:rsid="000c05e5" officeooo:paragraph-rsid="000f7395" style:font-size-asian="9pt" style:font-size-complex="9pt"/>
    </style:style>
    <style:style style:name="P3" style:family="paragraph" style:parent-style-name="Standard">
      <style:text-properties fo:font-size="9pt" officeooo:rsid="000c05e5" officeooo:paragraph-rsid="000fe7d9" style:font-size-asian="9pt" style:font-size-complex="9pt"/>
    </style:style>
    <style:style style:name="P4" style:family="paragraph" style:parent-style-name="Standard">
      <style:text-properties fo:font-size="9pt" officeooo:rsid="000c05e5" officeooo:paragraph-rsid="00110b53" style:font-size-asian="9pt" style:font-size-complex="9pt"/>
    </style:style>
    <style:style style:name="P5" style:family="paragraph" style:parent-style-name="Standard">
      <style:text-properties fo:font-size="9pt" officeooo:rsid="000c05e5" officeooo:paragraph-rsid="0012e958" style:font-size-asian="9pt" style:font-size-complex="9pt"/>
    </style:style>
    <style:style style:name="P6" style:family="paragraph" style:parent-style-name="Standard">
      <style:text-properties fo:font-size="9pt" officeooo:rsid="000c05e5" officeooo:paragraph-rsid="00159285" style:font-size-asian="9pt" style:font-size-complex="9pt"/>
    </style:style>
    <style:style style:name="P7" style:family="paragraph" style:parent-style-name="Standard">
      <style:text-properties fo:font-size="9pt" officeooo:rsid="000c05e5" officeooo:paragraph-rsid="0018992f" style:font-size-asian="9pt" style:font-size-complex="9pt"/>
    </style:style>
    <style:style style:name="P8" style:family="paragraph" style:parent-style-name="Standard">
      <style:text-properties fo:font-size="9pt" fo:font-weight="bold" officeooo:rsid="00149b15" officeooo:paragraph-rsid="00149b15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officeooo:rsid="000c05e5" officeooo:paragraph-rsid="00159285" style:font-size-asian="7.84999990463257pt" style:font-size-complex="9pt"/>
    </style:style>
    <style:style style:name="P10" style:family="paragraph" style:parent-style-name="Standard">
      <style:text-properties fo:font-size="9pt" officeooo:rsid="000c05e5" officeooo:paragraph-rsid="0018992f" style:font-size-asian="7.84999990463257pt" style:font-size-complex="9pt"/>
    </style:style>
    <style:style style:name="P11" style:family="paragraph" style:parent-style-name="Standard">
      <style:text-properties fo:font-size="9pt" officeooo:rsid="001b6b57" officeooo:paragraph-rsid="001b6b57" style:font-size-asian="7.84999990463257pt" style:font-size-complex="9pt"/>
    </style:style>
    <style:style style:name="P12" style:family="paragraph" style:parent-style-name="Standard">
      <style:text-properties officeooo:rsid="000c05e5" officeooo:paragraph-rsid="000c05e5"/>
    </style:style>
    <style:style style:name="P13" style:family="paragraph" style:parent-style-name="Standard">
      <style:text-properties officeooo:rsid="000c05e5" officeooo:paragraph-rsid="000fe7d9"/>
    </style:style>
    <style:style style:name="P14" style:family="paragraph" style:parent-style-name="Standard">
      <style:text-properties officeooo:rsid="000c05e5" officeooo:paragraph-rsid="00110b53"/>
    </style:style>
    <style:style style:name="P15" style:family="paragraph" style:parent-style-name="Standard">
      <style:text-properties officeooo:rsid="000c05e5" officeooo:paragraph-rsid="0012e958"/>
    </style:style>
    <style:style style:name="P16" style:family="paragraph" style:parent-style-name="Table_20_Contents">
      <style:text-properties fo:font-size="9pt" officeooo:rsid="000c05e5" officeooo:paragraph-rsid="000c05e5" style:font-size-asian="9pt" style:font-size-complex="9pt"/>
    </style:style>
    <style:style style:name="P17" style:family="paragraph" style:parent-style-name="Table_20_Contents">
      <style:text-properties fo:font-size="9pt" officeooo:rsid="000c05e5" officeooo:paragraph-rsid="000d5b64" style:font-size-asian="9pt" style:font-size-complex="9pt"/>
    </style:style>
    <style:style style:name="P18" style:family="paragraph" style:parent-style-name="Table_20_Contents">
      <style:text-properties fo:font-size="9pt" officeooo:rsid="000c05e5" officeooo:paragraph-rsid="000f7395" style:font-size-asian="9pt" style:font-size-complex="9pt"/>
    </style:style>
    <style:style style:name="P19" style:family="paragraph" style:parent-style-name="Table_20_Contents">
      <style:text-properties fo:font-size="9pt" officeooo:rsid="000c05e5" officeooo:paragraph-rsid="000fe7d9" style:font-size-asian="9pt" style:font-size-complex="9pt"/>
    </style:style>
    <style:style style:name="P20" style:family="paragraph" style:parent-style-name="Table_20_Contents">
      <style:text-properties fo:font-size="9pt" officeooo:rsid="000c05e5" officeooo:paragraph-rsid="00110b53" style:font-size-asian="9pt" style:font-size-complex="9pt"/>
    </style:style>
    <style:style style:name="P21" style:family="paragraph" style:parent-style-name="Table_20_Contents">
      <style:text-properties fo:font-size="9pt" officeooo:rsid="000c05e5" officeooo:paragraph-rsid="0012e958" style:font-size-asian="9pt" style:font-size-complex="9pt"/>
    </style:style>
    <style:style style:name="P22" style:family="paragraph" style:parent-style-name="Table_20_Contents">
      <style:text-properties fo:font-size="9pt" officeooo:rsid="000c05e5" officeooo:paragraph-rsid="00159285" style:font-size-asian="9pt" style:font-size-complex="9pt"/>
    </style:style>
    <style:style style:name="P23" style:family="paragraph" style:parent-style-name="Table_20_Contents">
      <style:text-properties fo:font-size="9pt" officeooo:rsid="000c05e5" officeooo:paragraph-rsid="0018992f" style:font-size-asian="9pt" style:font-size-complex="9pt"/>
    </style:style>
    <style:style style:name="P24" style:family="paragraph" style:parent-style-name="Table_20_Contents">
      <style:text-properties fo:font-size="9pt" officeooo:rsid="000d5b64" officeooo:paragraph-rsid="000d5b64" style:font-size-asian="9pt" style:font-size-complex="9pt"/>
    </style:style>
    <style:style style:name="P25" style:family="paragraph" style:parent-style-name="Table_20_Contents">
      <style:text-properties fo:font-size="9pt" officeooo:rsid="000d5b64" officeooo:paragraph-rsid="000f7395" style:font-size-asian="9pt" style:font-size-complex="9pt"/>
    </style:style>
    <style:style style:name="P26" style:family="paragraph" style:parent-style-name="Table_20_Contents">
      <style:text-properties fo:font-size="9pt" officeooo:rsid="000d5b64" officeooo:paragraph-rsid="000fe7d9" style:font-size-asian="9pt" style:font-size-complex="9pt"/>
    </style:style>
    <style:style style:name="P27" style:family="paragraph" style:parent-style-name="Table_20_Contents">
      <style:text-properties fo:font-size="9pt" officeooo:rsid="000d5b64" officeooo:paragraph-rsid="00110b53" style:font-size-asian="9pt" style:font-size-complex="9pt"/>
    </style:style>
    <style:style style:name="P28" style:family="paragraph" style:parent-style-name="Table_20_Contents">
      <style:text-properties fo:font-size="9pt" officeooo:rsid="000d5b64" officeooo:paragraph-rsid="0012e958" style:font-size-asian="9pt" style:font-size-complex="9pt"/>
    </style:style>
    <style:style style:name="P29" style:family="paragraph" style:parent-style-name="Table_20_Contents">
      <style:text-properties fo:font-size="9pt" officeooo:rsid="000d5b64" officeooo:paragraph-rsid="00149b15" style:font-size-asian="9pt" style:font-size-complex="9pt"/>
    </style:style>
    <style:style style:name="P30" style:family="paragraph" style:parent-style-name="Table_20_Contents">
      <style:text-properties fo:font-size="9pt" officeooo:rsid="000d5b64" officeooo:paragraph-rsid="00159285" style:font-size-asian="9pt" style:font-size-complex="9pt"/>
    </style:style>
    <style:style style:name="P31" style:family="paragraph" style:parent-style-name="Table_20_Contents">
      <style:text-properties fo:font-size="9pt" officeooo:rsid="000d5b64" officeooo:paragraph-rsid="0018992f" style:font-size-asian="9pt" style:font-size-complex="9pt"/>
    </style:style>
    <style:style style:name="P32" style:family="paragraph" style:parent-style-name="Table_20_Contents">
      <style:text-properties fo:font-size="9pt" officeooo:rsid="000d93ee" officeooo:paragraph-rsid="000d93ee" style:font-size-asian="9pt" style:font-size-complex="9pt"/>
    </style:style>
    <style:style style:name="P33" style:family="paragraph" style:parent-style-name="Table_20_Contents">
      <style:text-properties fo:font-size="9pt" officeooo:rsid="000d93ee" officeooo:paragraph-rsid="000f7395" style:font-size-asian="9pt" style:font-size-complex="9pt"/>
    </style:style>
    <style:style style:name="P34" style:family="paragraph" style:parent-style-name="Table_20_Contents">
      <style:text-properties fo:font-size="9pt" officeooo:rsid="000d93ee" officeooo:paragraph-rsid="000fe7d9" style:font-size-asian="9pt" style:font-size-complex="9pt"/>
    </style:style>
    <style:style style:name="P35" style:family="paragraph" style:parent-style-name="Table_20_Contents">
      <style:text-properties fo:font-size="9pt" officeooo:rsid="000d93ee" officeooo:paragraph-rsid="00110b53" style:font-size-asian="9pt" style:font-size-complex="9pt"/>
    </style:style>
    <style:style style:name="P36" style:family="paragraph" style:parent-style-name="Table_20_Contents">
      <style:text-properties fo:font-size="9pt" officeooo:rsid="000d93ee" officeooo:paragraph-rsid="0012e958" style:font-size-asian="9pt" style:font-size-complex="9pt"/>
    </style:style>
    <style:style style:name="P37" style:family="paragraph" style:parent-style-name="Table_20_Contents">
      <style:text-properties fo:font-size="9pt" officeooo:rsid="000d93ee" officeooo:paragraph-rsid="00159285" style:font-size-asian="9pt" style:font-size-complex="9pt"/>
    </style:style>
    <style:style style:name="P38" style:family="paragraph" style:parent-style-name="Table_20_Contents">
      <style:text-properties fo:font-size="9pt" officeooo:rsid="000d93ee" officeooo:paragraph-rsid="0018992f" style:font-size-asian="9pt" style:font-size-complex="9pt"/>
    </style:style>
    <style:style style:name="P39" style:family="paragraph" style:parent-style-name="Table_20_Contents">
      <style:text-properties fo:font-size="9pt" officeooo:rsid="000f7395" officeooo:paragraph-rsid="000f7395" style:font-size-asian="9pt" style:font-size-complex="9pt"/>
    </style:style>
    <style:style style:name="P40" style:family="paragraph" style:parent-style-name="Table_20_Contents">
      <style:text-properties fo:font-size="9pt" officeooo:rsid="000f7395" officeooo:paragraph-rsid="00110b53" style:font-size-asian="9pt" style:font-size-complex="9pt"/>
    </style:style>
    <style:style style:name="P41" style:family="paragraph" style:parent-style-name="Table_20_Contents">
      <style:text-properties fo:font-size="9pt" officeooo:rsid="000fe7d9" officeooo:paragraph-rsid="000fe7d9" style:font-size-asian="9pt" style:font-size-complex="9pt"/>
    </style:style>
    <style:style style:name="P42" style:family="paragraph" style:parent-style-name="Table_20_Contents">
      <style:text-properties fo:font-size="9pt" officeooo:rsid="000fe7d9" officeooo:paragraph-rsid="0012e958" style:font-size-asian="9pt" style:font-size-complex="9pt"/>
    </style:style>
    <style:style style:name="P43" style:family="paragraph" style:parent-style-name="Table_20_Contents">
      <style:text-properties fo:font-size="9pt" officeooo:rsid="00110b53" officeooo:paragraph-rsid="00110b53" style:font-size-asian="9pt" style:font-size-complex="9pt"/>
    </style:style>
    <style:style style:name="P44" style:family="paragraph" style:parent-style-name="Table_20_Contents">
      <style:text-properties fo:font-size="9pt" officeooo:rsid="00119914" officeooo:paragraph-rsid="00119914" style:font-size-asian="9pt" style:font-size-complex="9pt"/>
    </style:style>
    <style:style style:name="P45" style:family="paragraph" style:parent-style-name="Table_20_Contents">
      <style:text-properties fo:font-size="9pt" officeooo:rsid="0012e958" officeooo:paragraph-rsid="0012e958" style:font-size-asian="9pt" style:font-size-complex="9pt"/>
    </style:style>
    <style:style style:name="P46" style:family="paragraph" style:parent-style-name="Table_20_Contents">
      <style:text-properties fo:font-size="9pt" officeooo:rsid="00159285" officeooo:paragraph-rsid="00159285" style:font-size-asian="9pt" style:font-size-complex="9pt"/>
    </style:style>
    <style:style style:name="P47" style:family="paragraph" style:parent-style-name="Table_20_Contents">
      <style:text-properties fo:font-size="9pt" officeooo:rsid="0016f8c6" officeooo:paragraph-rsid="0016f8c6" style:font-size-asian="9pt" style:font-size-complex="9pt"/>
    </style:style>
    <style:style style:name="P48" style:family="paragraph" style:parent-style-name="Table_20_Contents">
      <style:text-properties fo:font-size="9pt" officeooo:rsid="0016f8c6" officeooo:paragraph-rsid="0018992f" style:font-size-asian="9pt" style:font-size-complex="9pt"/>
    </style:style>
    <style:style style:name="P49" style:family="paragraph" style:parent-style-name="Table_20_Contents">
      <style:text-properties style:font-name="Courier 10 Pitch" fo:font-size="8pt" officeooo:rsid="000d93ee" officeooo:paragraph-rsid="00159285" style:font-size-asian="8pt" style:font-size-complex="8pt"/>
    </style:style>
    <style:style style:name="P50" style:family="paragraph" style:parent-style-name="Preformatted_20_Text">
      <style:text-properties fo:font-size="9pt" officeooo:rsid="000d93ee" officeooo:paragraph-rsid="00159285" style:font-size-asian="9pt" style:font-size-complex="9pt"/>
    </style:style>
    <style:style style:name="P51" style:family="paragraph" style:parent-style-name="Preformatted_20_Text">
      <style:text-properties officeooo:paragraph-rsid="00159285"/>
    </style:style>
    <style:style style:name="P52" style:family="paragraph" style:parent-style-name="Preformatted_20_Text">
      <style:paragraph-properties fo:margin-top="0cm" fo:margin-bottom="0.499cm" loext:contextual-spacing="false"/>
      <style:text-properties officeooo:paragraph-rsid="00159285"/>
    </style:style>
    <style:style style:name="P53" style:family="paragraph" style:parent-style-name="Standard">
      <style:text-properties fo:font-size="9pt" officeooo:rsid="000c05e5" officeooo:paragraph-rsid="00159285" style:font-size-asian="7.84999990463257pt" style:font-size-complex="9pt"/>
    </style:style>
    <style:style style:name="P54" style:family="paragraph" style:parent-style-name="Standard">
      <style:text-properties fo:font-size="9pt" officeooo:rsid="000c05e5" officeooo:paragraph-rsid="001bd55e" style:font-size-asian="7.84999990463257pt" style:font-size-complex="9pt"/>
    </style:style>
    <style:style style:name="P55" style:family="paragraph" style:parent-style-name="Standard">
      <style:text-properties fo:font-size="9pt" officeooo:rsid="000c05e5" officeooo:paragraph-rsid="0018992f" style:font-size-asian="7.84999990463257pt" style:font-size-complex="9pt"/>
    </style:style>
    <style:style style:name="P56" style:family="paragraph" style:parent-style-name="Standard">
      <style:text-properties fo:font-size="9pt" officeooo:rsid="000c05e5" officeooo:paragraph-rsid="001d93be" style:font-size-asian="7.84999990463257pt" style:font-size-complex="9pt"/>
    </style:style>
    <style:style style:name="P57" style:family="paragraph" style:parent-style-name="Standard">
      <style:text-properties fo:font-size="9pt" officeooo:rsid="000c05e5" officeooo:paragraph-rsid="001f0ed4" style:font-size-asian="7.84999990463257pt" style:font-size-complex="9pt"/>
    </style:style>
    <style:style style:name="P58" style:family="paragraph" style:parent-style-name="Standard">
      <style:text-properties fo:font-size="9pt" officeooo:rsid="001bd55e" officeooo:paragraph-rsid="001bd55e" style:font-size-asian="7.84999990463257pt" style:font-size-complex="9pt"/>
    </style:style>
    <style:style style:name="P59" style:family="paragraph" style:parent-style-name="Standard">
      <style:text-properties fo:font-size="9pt" officeooo:rsid="001b6b57" officeooo:paragraph-rsid="001f0ed4" style:font-size-asian="7.84999990463257pt" style:font-size-complex="9pt"/>
    </style:style>
    <style:style style:name="P60" style:family="paragraph" style:parent-style-name="Standard">
      <style:text-properties fo:font-size="9pt" officeooo:rsid="000c05e5" officeooo:paragraph-rsid="001bd55e" style:font-size-asian="9pt" style:font-size-complex="9pt"/>
    </style:style>
    <style:style style:name="P61" style:family="paragraph" style:parent-style-name="Standard">
      <style:text-properties fo:font-size="9pt" officeooo:rsid="000c05e5" officeooo:paragraph-rsid="001d93be" style:font-size-asian="9pt" style:font-size-complex="9pt"/>
    </style:style>
    <style:style style:name="P62" style:family="paragraph" style:parent-style-name="Standard">
      <style:text-properties fo:font-size="9pt" officeooo:rsid="000c05e5" officeooo:paragraph-rsid="001f0ed4" style:font-size-asian="9pt" style:font-size-complex="9pt"/>
    </style:style>
    <style:style style:name="P63" style:family="paragraph" style:parent-style-name="Standard">
      <style:text-properties fo:font-size="9pt" officeooo:rsid="001f0ed4" officeooo:paragraph-rsid="001f0ed4" style:font-size-asian="9pt" style:font-size-complex="9pt"/>
    </style:style>
    <style:style style:name="P64" style:family="paragraph" style:parent-style-name="Table_20_Contents">
      <style:text-properties fo:font-size="9pt" officeooo:rsid="000d5b64" officeooo:paragraph-rsid="0018992f" style:font-size-asian="9pt" style:font-size-complex="9pt"/>
    </style:style>
    <style:style style:name="P65" style:family="paragraph" style:parent-style-name="Table_20_Contents">
      <style:text-properties fo:font-size="9pt" officeooo:rsid="000d5b64" officeooo:paragraph-rsid="001bd55e" style:font-size-asian="9pt" style:font-size-complex="9pt"/>
    </style:style>
    <style:style style:name="P66" style:family="paragraph" style:parent-style-name="Table_20_Contents">
      <style:text-properties fo:font-size="9pt" officeooo:rsid="000d5b64" officeooo:paragraph-rsid="001d93be" style:font-size-asian="9pt" style:font-size-complex="9pt"/>
    </style:style>
    <style:style style:name="P67" style:family="paragraph" style:parent-style-name="Table_20_Contents">
      <style:text-properties fo:font-size="9pt" officeooo:rsid="000d5b64" officeooo:paragraph-rsid="001f0ed4" style:font-size-asian="9pt" style:font-size-complex="9pt"/>
    </style:style>
    <style:style style:name="P68" style:family="paragraph" style:parent-style-name="Table_20_Contents">
      <style:text-properties fo:font-size="9pt" officeooo:rsid="001bd55e" officeooo:paragraph-rsid="001bd55e" style:font-size-asian="9pt" style:font-size-complex="9pt"/>
    </style:style>
    <style:style style:name="P69" style:family="paragraph" style:parent-style-name="Table_20_Contents">
      <style:text-properties fo:font-size="9pt" officeooo:rsid="001bd55e" officeooo:paragraph-rsid="001f0ed4" style:font-size-asian="9pt" style:font-size-complex="9pt"/>
    </style:style>
    <style:style style:name="P70" style:family="paragraph" style:parent-style-name="Table_20_Contents">
      <style:text-properties fo:font-size="9pt" officeooo:rsid="00159285" officeooo:paragraph-rsid="0018992f" style:font-size-asian="9pt" style:font-size-complex="9pt"/>
    </style:style>
    <style:style style:name="P71" style:family="paragraph" style:parent-style-name="Table_20_Contents">
      <style:text-properties fo:font-size="9pt" officeooo:rsid="000c05e5" officeooo:paragraph-rsid="001bd55e" style:font-size-asian="9pt" style:font-size-complex="9pt"/>
    </style:style>
    <style:style style:name="P72" style:family="paragraph" style:parent-style-name="Table_20_Contents">
      <style:text-properties fo:font-size="9pt" officeooo:rsid="000c05e5" officeooo:paragraph-rsid="001d93be" style:font-size-asian="9pt" style:font-size-complex="9pt"/>
    </style:style>
    <style:style style:name="P73" style:family="paragraph" style:parent-style-name="Table_20_Contents">
      <style:text-properties fo:font-size="9pt" officeooo:rsid="000c05e5" officeooo:paragraph-rsid="001f0ed4" style:font-size-asian="9pt" style:font-size-complex="9pt"/>
    </style:style>
    <style:style style:name="P74" style:family="paragraph" style:parent-style-name="Table_20_Contents">
      <style:text-properties fo:font-size="9pt" officeooo:rsid="00119914" officeooo:paragraph-rsid="001bd55e" style:font-size-asian="9pt" style:font-size-complex="9pt"/>
    </style:style>
    <style:style style:name="P75" style:family="paragraph" style:parent-style-name="Table_20_Contents">
      <style:text-properties fo:font-size="9pt" officeooo:rsid="00119914" officeooo:paragraph-rsid="001d93be" style:font-size-asian="9pt" style:font-size-complex="9pt"/>
    </style:style>
    <style:style style:name="P76" style:family="paragraph" style:parent-style-name="Table_20_Contents">
      <style:text-properties fo:font-size="9pt" officeooo:rsid="00119914" officeooo:paragraph-rsid="001f0ed4" style:font-size-asian="9pt" style:font-size-complex="9pt"/>
    </style:style>
    <style:style style:name="P77" style:family="paragraph" style:parent-style-name="Table_20_Contents">
      <style:text-properties fo:font-size="9pt" officeooo:rsid="000d93ee" officeooo:paragraph-rsid="001bd55e" style:font-size-asian="9pt" style:font-size-complex="9pt"/>
    </style:style>
    <style:style style:name="P78" style:family="paragraph" style:parent-style-name="Table_20_Contents">
      <style:text-properties fo:font-size="9pt" officeooo:rsid="000d93ee" officeooo:paragraph-rsid="001d93be" style:font-size-asian="9pt" style:font-size-complex="9pt"/>
    </style:style>
    <style:style style:name="P79" style:family="paragraph" style:parent-style-name="Table_20_Contents">
      <style:text-properties fo:font-size="9pt" officeooo:rsid="000d93ee" officeooo:paragraph-rsid="001f0ed4" style:font-size-asian="9pt" style:font-size-complex="9pt"/>
    </style:style>
    <style:style style:name="P80" style:family="paragraph" style:parent-style-name="Table_20_Contents">
      <style:text-properties fo:font-size="9pt" officeooo:rsid="001d93be" officeooo:paragraph-rsid="001d93be" style:font-size-asian="9pt" style:font-size-complex="9pt"/>
    </style:style>
    <style:style style:name="P81" style:family="paragraph" style:parent-style-name="Table_20_Contents">
      <style:text-properties fo:font-size="9pt" officeooo:rsid="001d93be" officeooo:paragraph-rsid="001f0ed4" style:font-size-asian="9pt" style:font-size-complex="9pt"/>
    </style:style>
    <style:style style:name="P82" style:family="paragraph" style:parent-style-name="Table_20_Contents">
      <style:text-properties fo:font-size="9pt" officeooo:rsid="001d93be" officeooo:paragraph-rsid="00209d73" style:font-size-asian="9pt" style:font-size-complex="9pt"/>
    </style:style>
    <style:style style:name="P83" style:family="paragraph" style:parent-style-name="Table_20_Contents">
      <style:text-properties fo:font-size="9pt" officeooo:rsid="001f0ed4" officeooo:paragraph-rsid="001f0ed4" style:font-size-asian="9pt" style:font-size-complex="9pt"/>
    </style:style>
    <style:style style:name="P84" style:family="paragraph" style:parent-style-name="Table_20_Contents">
      <style:text-properties fo:font-size="9pt" officeooo:rsid="0016f8c6" officeooo:paragraph-rsid="001f0ed4" style:font-size-asian="9pt" style:font-size-complex="9pt"/>
    </style:style>
    <style:style style:name="P85" style:family="paragraph" style:parent-style-name="Table_20_Contents">
      <style:text-properties fo:font-size="9pt" officeooo:rsid="00209d73" officeooo:paragraph-rsid="00209d73" style:font-size-asian="9pt" style:font-size-complex="9pt"/>
    </style:style>
    <style:style style:name="P86" style:family="paragraph" style:parent-style-name="Heading_20_1">
      <style:text-properties officeooo:rsid="0018992f" officeooo:paragraph-rsid="0018992f"/>
    </style:style>
    <style:style style:name="P87" style:family="paragraph" style:parent-style-name="Table_20_Contents">
      <style:text-properties officeooo:paragraph-rsid="001bd55e"/>
    </style:style>
    <style:style style:name="P88" style:family="paragraph" style:parent-style-name="Preformatted_20_Text">
      <style:text-properties officeooo:paragraph-rsid="001bd55e"/>
    </style:style>
    <style:style style:name="P89" style:family="paragraph" style:parent-style-name="Preformatted_20_Text">
      <style:text-properties officeooo:paragraph-rsid="001f0ed4"/>
    </style:style>
    <style:style style:name="T1" style:family="text">
      <style:text-properties officeooo:rsid="000d5b64"/>
    </style:style>
    <style:style style:name="T2" style:family="text">
      <style:text-properties officeooo:rsid="000f7395"/>
    </style:style>
    <style:style style:name="T3" style:family="text">
      <style:text-properties officeooo:rsid="000fe7d9"/>
    </style:style>
    <style:style style:name="T4" style:family="text">
      <style:text-properties officeooo:rsid="00110b53"/>
    </style:style>
    <style:style style:name="T5" style:family="text">
      <style:text-properties officeooo:rsid="00119914"/>
    </style:style>
    <style:style style:name="T6" style:family="text">
      <style:text-properties officeooo:rsid="0012e958"/>
    </style:style>
    <style:style style:name="T7" style:family="text">
      <style:text-properties officeooo:rsid="00141bd1"/>
    </style:style>
    <style:style style:name="T8" style:family="text">
      <style:text-properties officeooo:rsid="00149b15"/>
    </style:style>
    <style:style style:name="T9" style:family="text">
      <style:text-properties officeooo:rsid="00159285"/>
    </style:style>
    <style:style style:name="T10" style:family="text">
      <style:text-properties style:font-name="Courier 10 Pitch" fo:font-size="8pt" style:font-size-asian="8pt" style:font-size-complex="8pt"/>
    </style:style>
    <style:style style:name="T11" style:family="text">
      <style:text-properties style:font-name="Courier 10 Pitch" fo:font-size="8pt" officeooo:rsid="00159285" style:font-size-asian="8pt" style:font-size-complex="8pt"/>
    </style:style>
    <style:style style:name="T12" style:family="text">
      <style:text-properties style:font-name="Courier 10 Pitch" fo:font-size="8pt" officeooo:rsid="001bd55e" style:font-size-asian="8pt" style:font-size-complex="8pt"/>
    </style:style>
    <style:style style:name="T13" style:family="text">
      <style:text-properties style:font-name="Courier 10 Pitch" fo:font-size="8pt" officeooo:rsid="001f0ed4" style:font-size-asian="8pt" style:font-size-complex="8pt"/>
    </style:style>
    <style:style style:name="T14" style:family="text">
      <style:text-properties officeooo:rsid="0016f8c6"/>
    </style:style>
    <style:style style:name="T15" style:family="text">
      <style:text-properties officeooo:rsid="001bd55e"/>
    </style:style>
    <style:style style:name="T16" style:family="text">
      <style:text-properties officeooo:rsid="001d93be"/>
    </style:style>
    <style:style style:name="T17" style:family="text">
      <style:text-properties officeooo:rsid="001f0e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ckend URL: <text:a xlink:type="simple" xlink:href="http://jobfinder-prz.herokuapp.com/" text:style-name="Internet_20_link" text:visited-style-name="Visited_20_Internet_20_Link">http://jobfinder-prz.herokuapp.com/</text:a></text:p>
      <text:p text:style-name="P8"/>
      <text:h text:style-name="Heading_20_1" text:outline-level="1">Authentication</text:h>
      <text:p text:style-name="P1">POST SignUp<text:lin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Description</text:p>
          </table:table-cell>
          <table:table-cell table:style-name="Tabela1.B1" office:value-type="string">
            <text:p text:style-name="P16">Register user</text:p>
          </table:table-cell>
        </table:table-row>
        <table:table-row table:style-name="Tabela1.2">
          <table:table-cell table:style-name="Tabela1.A2" office:value-type="string">
            <text:p text:style-name="P16">Request</text:p>
          </table:table-cell>
          <table:table-cell table:style-name="Tabela1.B2" office:value-type="string">
            <text:p text:style-name="P16">{</text:p>
            <text:p text:style-name="P16"><text:s text:c="6"/>"email": "test@test.com",</text:p>
            <text:p text:style-name="P16"><text:s text:c="6"/>"password": "password",</text:p>
            <text:p text:style-name="P16"><text:s text:c="6"/>"password_confirmation": "password",</text:p>
            <text:p text:style-name="P17"><text:s text:c="6"/>"name": "John", //<text:span text:style-name="T1">optional</text:span><text:line-break/> <text:s text:c="5"/>"lastname": "Doe", //<text:span text:style-name="T1">optional</text:span><text:line-break/> <text:s text:c="5"/>"phoneNumber": "1321313", //<text:span text:style-name="T1">optional</text:span><text:line-break/> <text:s text:c="5"/>"nickname": "johnd", //optional, not used<text:line-break/> <text:s text:c="5"/>"<text:span text:style-name="T1">confirm_success_url”: </text:span>"<text:a xlink:type="simple" xlink:href="http://adres.przekierowania.po.potwiedzeniu/przezEmail" text:style-name="Internet_20_link" text:visited-style-name="Visited_20_Internet_20_Link"><text:span text:style-name="T1">http://adres.przekierowania.po.potwiedzeniu/przezEmail</text:span></text:a>” //<text:span text:style-name="T1">optional, used only when confirmation by e-mail will be switched on</text:span></text:p>
            <text:p text:style-name="P16"><text:s text:c="3"/>} <text:s/></text:p>
          </table:table-cell>
        </table:table-row>
        <table:table-row>
          <table:table-cell table:style-name="Tabela1.A2" office:value-type="string">
            <text:p text:style-name="P24">Response status</text:p>
          </table:table-cell>
          <table:table-cell table:style-name="Tabela1.B2" office:value-type="string">
            <text:p text:style-name="P24">200: OK<text:line-break/>403: Forbidden<text:line-break/>422: Unprocessable Entity</text:p>
          </table:table-cell>
        </table:table-row>
        <table:table-row>
          <table:table-cell table:style-name="Tabela1.A2" office:value-type="string">
            <text:p text:style-name="P24">Response body for 403 </text:p>
          </table:table-cell>
          <table:table-cell table:style-name="Tabela1.B2" office:value-type="string">
            <text:p text:style-name="P24">eg. <text:line-break/>{"status":"error","data":{"id":null,"provider":"email","uid":"","name":null,"lastname":null,"role":"advertiser","phone_number":null,"nickname":null,"image":null,"email":"test3@test.com","created_at":null,"updated_at":null},"errors":{"email":["address is already in use"],"full_messages":["Email address is already in use"]}}</text:p>
          </table:table-cell>
        </table:table-row>
        <table:table-row>
          <table:table-cell table:style-name="Tabela1.A2" office:value-type="string">
            <text:p text:style-name="P32">Response body for 200</text:p>
          </table:table-cell>
          <table:table-cell table:style-name="Tabela1.B2" office:value-type="string">
            <text:p text:style-name="P32">{"status":"success","data":{"id":10,"provider":"email","uid":"test1@test.com","name":"John","lastname":"Doe","role":"advertiser","phone_number":"1321313","nickname":"johnd","image":null,"email":"test1@test.com","created_at":"2015-10-20T17:27:39.957Z","updated_at":"2015-10-20T17:27:40.291Z"}}</text:p>
          </table:table-cell>
        </table:table-row>
        <table:table-row>
          <table:table-cell table:style-name="Tabela1.A2" office:value-type="string">
            <text:p text:style-name="P24">Url</text:p>
          </table:table-cell>
          <table:table-cell table:style-name="Tabela1.B2" office:value-type="string">
            <text:p text:style-name="P29"><text:span text:style-name="T8">http://jobfinder-prz.herokuapp.com/</text:span>api/v1/auth</text:p>
          </table:table-cell>
        </table:table-row>
        <table:table-row>
          <table:table-cell table:style-name="Tabela1.A2" office:value-type="string">
            <text:p text:style-name="P24">Method</text:p>
          </table:table-cell>
          <table:table-cell table:style-name="Tabela1.B2" office:value-type="string">
            <text:p text:style-name="P24">POST</text:p>
          </table:table-cell>
        </table:table-row>
        <table:table-row>
          <table:table-cell table:style-name="Tabela1.A2" office:value-type="string">
            <text:p text:style-name="P32">Headers <text:span text:style-name="T2">in response </text:span>for success request</text:p>
          </table:table-cell>
          <table:table-cell table:style-name="Tabela1.B2" office:value-type="string">
            <text:p text:style-name="P32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12"/>
      <text:p text:style-name="P2">POST Sign <text:span text:style-name="T2">In</text:span><text:lin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Description</text:p>
          </table:table-cell>
          <table:table-cell table:style-name="Tabela2.B1" office:value-type="string">
            <text:p text:style-name="P39">Register user</text:p>
          </table:table-cell>
        </table:table-row>
        <table:table-row table:style-name="Tabela2.2">
          <table:table-cell table:style-name="Tabela2.A2" office:value-type="string">
            <text:p text:style-name="P16">Request</text:p>
          </table:table-cell>
          <table:table-cell table:style-name="Tabela2.B2" office:value-type="string">
            <text:p text:style-name="P16">{</text:p>
            <text:p text:style-name="P16"><text:s text:c="6"/>"email": "test@test.com",</text:p>
            <text:p text:style-name="P16"><text:s text:c="6"/>"password": "password"</text:p>
            <text:p text:style-name="P16"><text:s/>}</text:p>
          </table:table-cell>
        </table:table-row>
        <table:table-row>
          <table:table-cell table:style-name="Tabela2.A2" office:value-type="string">
            <text:p text:style-name="P24">Response status</text:p>
          </table:table-cell>
          <table:table-cell table:style-name="Tabela2.B2" office:value-type="string">
            <text:p text:style-name="P24">200: OK<text:line-break/>40<text:span text:style-name="T2">1</text:span>: <text:span text:style-name="T2">Unauthorized (e.g. for incorrect password)</text:span></text:p>
          </table:table-cell>
        </table:table-row>
        <table:table-row>
          <table:table-cell table:style-name="Tabela2.A2" office:value-type="string">
            <text:p text:style-name="P24">Response body for 40<text:span text:style-name="T2">1</text:span></text:p>
          </table:table-cell>
          <table:table-cell table:style-name="Tabela2.B2" office:value-type="string">
            <text:p text:style-name="P39">{"errors":["Invalid login credentials. Please try again."]}</text:p>
          </table:table-cell>
        </table:table-row>
        <table:table-row>
          <table:table-cell table:style-name="Tabela2.A2" office:value-type="string">
            <text:p text:style-name="P32">Response body for 200</text:p>
          </table:table-cell>
          <table:table-cell table:style-name="Tabela2.B2" office:value-type="string">
            <text:p text:style-name="P39">{"data":{"id":10,"provider":"email","uid":"test1@test.com","name":"John","lastname":"Doe","role":"advertiser","phone_number":"1321313","nickname":"johnd","image":null,"email":"test1@test.com"}}</text:p>
          </table:table-cell>
        </table:table-row>
        <table:table-row>
          <table:table-cell table:style-name="Tabela2.A2" office:value-type="string">
            <text:p text:style-name="P25">Url</text:p>
          </table:table-cell>
          <table:table-cell table:style-name="Tabela2.B2" office:value-type="string">
            <text:p text:style-name="P29"><text:span text:style-name="T8">http://jobfinder-prz.herokuapp.com/</text:span>api/v1/auth/<text:span text:style-name="T2">sign_in</text:span></text:p>
          </table:table-cell>
        </table:table-row>
        <table:table-row>
          <table:table-cell table:style-name="Tabela2.A2" office:value-type="string">
            <text:p text:style-name="P25">Method</text:p>
          </table:table-cell>
          <table:table-cell table:style-name="Tabela2.B2" office:value-type="string">
            <text:p text:style-name="P41">POST</text:p>
          </table:table-cell>
        </table:table-row>
        <table:table-row>
          <table:table-cell table:style-name="Tabela2.A2" office:value-type="string">
            <text:p text:style-name="P33">Headers <text:span text:style-name="T2">in response </text:span>for success request</text:p>
          </table:table-cell>
          <table:table-cell table:style-name="Tabela2.B2" office:value-type="string">
            <text:p text:style-name="P33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12"/>
      <text:p text:style-name="P4"><text:soft-page-break/><text:span text:style-name="T4">DELETE Sign out</text:span><text:lin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0">Description</text:p>
          </table:table-cell>
          <table:table-cell table:style-name="Tabela4.B1" office:value-type="string">
            <text:p text:style-name="P43">Sign out user</text:p>
          </table:table-cell>
        </table:table-row>
        <table:table-row table:style-name="Tabela4.2">
          <table:table-cell table:style-name="Tabela4.A2" office:value-type="string">
            <text:p text:style-name="P20">Request</text:p>
          </table:table-cell>
          <table:table-cell table:style-name="Tabela4.B2" office:value-type="string">
            <text:p text:style-name="P20"><text:s/>-</text:p>
          </table:table-cell>
        </table:table-row>
        <table:table-row>
          <table:table-cell table:style-name="Tabela4.A2" office:value-type="string">
            <text:p text:style-name="P27">Response status</text:p>
          </table:table-cell>
          <table:table-cell table:style-name="Tabela4.B2" office:value-type="string">
            <text:p text:style-name="P27">200: OK<text:line-break/>40<text:span text:style-name="T4">4</text:span>: <text:span text:style-name="T4">Not Found</text:span></text:p>
          </table:table-cell>
        </table:table-row>
        <table:table-row>
          <table:table-cell table:style-name="Tabela4.A2" office:value-type="string">
            <text:p text:style-name="P27">Response body for 40<text:span text:style-name="T4">4</text:span></text:p>
          </table:table-cell>
          <table:table-cell table:style-name="Tabela4.B2" office:value-type="string">
            <text:p text:style-name="P40">{"errors":["Invalid login credentials. Please try again."]}<text:span text:style-name="T4">{"errors":["User was not found or was not logged in."]}</text:span></text:p>
          </table:table-cell>
        </table:table-row>
        <table:table-row>
          <table:table-cell table:style-name="Tabela4.A2" office:value-type="string">
            <text:p text:style-name="P35">Response body for 200</text:p>
          </table:table-cell>
          <table:table-cell table:style-name="Tabela4.B2" office:value-type="string">
            <text:p text:style-name="P43">{"success":true}</text:p>
          </table:table-cell>
        </table:table-row>
        <table:table-row>
          <table:table-cell table:style-name="Tabela4.A2" office:value-type="string">
            <text:p text:style-name="P27">Url</text:p>
          </table:table-cell>
          <table:table-cell table:style-name="Tabela4.B2" office:value-type="string">
            <text:p text:style-name="P29"><text:span text:style-name="T8">http://jobfinder-prz.herokuapp.com/</text:span>api/v1/auth/<text:span text:style-name="T2">sign_out</text:span></text:p>
          </table:table-cell>
        </table:table-row>
        <table:table-row>
          <table:table-cell table:style-name="Tabela4.A2" office:value-type="string">
            <text:p text:style-name="P27">Method</text:p>
          </table:table-cell>
          <table:table-cell table:style-name="Tabela4.B2" office:value-type="string">
            <text:p text:style-name="P43">DELETE</text:p>
          </table:table-cell>
        </table:table-row>
        <table:table-row>
          <table:table-cell table:style-name="Tabela4.A2" office:value-type="string">
            <text:p text:style-name="P35">Headers <text:span text:style-name="T2">in response </text:span>for success request <text:span text:style-name="T6">and for request</text:span></text:p>
          </table:table-cell>
          <table:table-cell table:style-name="Tabela4.B2" office:value-type="string">
            <text:p text:style-name="P35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14"/>
      <text:p text:style-name="P12"/>
      <text:p text:style-name="P3">P<text:span text:style-name="T3">UT</text:span> <text:span text:style-name="T3">update user</text:span><text:lin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Description</text:p>
          </table:table-cell>
          <table:table-cell table:style-name="Tabela3.B1" office:value-type="string">
            <text:p text:style-name="P43">Update user</text:p>
          </table:table-cell>
        </table:table-row>
        <table:table-row table:style-name="Tabela3.2">
          <table:table-cell table:style-name="Tabela3.A2" office:value-type="string">
            <text:p text:style-name="P19">Request</text:p>
          </table:table-cell>
          <table:table-cell table:style-name="Tabela3.B2" office:value-type="string">
            <text:p text:style-name="P41">{</text:p>
            <text:p text:style-name="P41"><text:s text:c="6"/>"email": "test1@test.com",</text:p>
            <text:p text:style-name="P41"><text:s text:c="6"/>"password": "password2",</text:p>
            <text:p text:style-name="P41"><text:s text:c="6"/>"password_confirmation": "password2",<text:line-break/> <text:s text:c="6"/>"current_password": "password", // required when you changed password, <text:span text:style-name="T7">now disabled!!!</text:span></text:p>
            <text:p text:style-name="P41"><text:s text:c="6"/>"name": "Joe",</text:p>
            <text:p text:style-name="P41"><text:s text:c="6"/>"lastname": "Doe",</text:p>
            <text:p text:style-name="P41"><text:s text:c="6"/>"phoneNumber": "1321313",</text:p>
            <text:p text:style-name="P41"><text:s text:c="6"/>"nickname": "johnd"</text:p>
            <text:p text:style-name="P41"><text:s text:c="3"/>} <text:s/></text:p>
          </table:table-cell>
        </table:table-row>
        <table:table-row>
          <table:table-cell table:style-name="Tabela3.A2" office:value-type="string">
            <text:p text:style-name="P26">Response status</text:p>
          </table:table-cell>
          <table:table-cell table:style-name="Tabela3.B2" office:value-type="string">
            <text:p text:style-name="P26">200: OK<text:line-break/><text:span text:style-name="T5">403 : Forbidden (when validate errors)<text:line-break/>404: User with passed headers not found </text:span></text:p>
          </table:table-cell>
        </table:table-row>
        <table:table-row>
          <table:table-cell table:style-name="Tabela3.A2" office:value-type="string">
            <text:p text:style-name="P44">Response body for 403</text:p>
          </table:table-cell>
          <table:table-cell table:style-name="Tabela3.B2" office:value-type="string">
            <text:p text:style-name="P44">{"status":"error","errors":{"password":["can't be blank"],"email":["has already been taken"],"full_messages":["Password can't be blank","Email has already been taken"]}}</text:p>
          </table:table-cell>
        </table:table-row>
        <table:table-row>
          <table:table-cell table:style-name="Tabela3.A2" office:value-type="string">
            <text:p text:style-name="P26">Response body for 40<text:span text:style-name="T4">4</text:span></text:p>
          </table:table-cell>
          <table:table-cell table:style-name="Tabela3.B2" office:value-type="string">
            <text:p text:style-name="P41">{"status":"error","errors":["User not found."]}</text:p>
          </table:table-cell>
        </table:table-row>
        <table:table-row>
          <table:table-cell table:style-name="Tabela3.A2" office:value-type="string">
            <text:p text:style-name="P34">Response body for 200</text:p>
          </table:table-cell>
          <table:table-cell table:style-name="Tabela3.B2" office:value-type="string">
            <text:p text:style-name="P41">{"status":"success","data":{"id":3,"provider":"email","uid":"test@test.com","name":null,"lastname":null,"role":"advertiser","phone_number":null,"nickname":null,"image":null,"email":"test@test.com","created_at":"2015-10-18T13:13:31.300Z","updated_at":"2015-10-20T18:40:38.676Z"}}</text:p>
          </table:table-cell>
        </table:table-row>
        <table:table-row>
          <table:table-cell table:style-name="Tabela3.A2" office:value-type="string">
            <text:p text:style-name="P26">Url</text:p>
          </table:table-cell>
          <table:table-cell table:style-name="Tabela3.B2" office:value-type="string">
            <text:p text:style-name="P29"><text:span text:style-name="T8">http://jobfinder-prz.herokuapp.com/</text:span>api/v1/auth</text:p>
          </table:table-cell>
        </table:table-row>
        <table:table-row>
          <table:table-cell table:style-name="Tabela3.A2" office:value-type="string">
            <text:p text:style-name="P26">Method</text:p>
          </table:table-cell>
          <table:table-cell table:style-name="Tabela3.B2" office:value-type="string">
            <text:p text:style-name="P41">PUT</text:p>
          </table:table-cell>
        </table:table-row>
        <table:table-row>
          <table:table-cell table:style-name="Tabela3.A2" office:value-type="string">
            <text:p text:style-name="P36">Headers <text:span text:style-name="T2">in response </text:span>for success request <text:span text:style-name="T6">and for request</text:span></text:p>
          </table:table-cell>
          <table:table-cell table:style-name="Tabela3.B2" office:value-type="string">
            <text:p text:style-name="P34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13"/>
      <text:p text:style-name="P5"><text:span text:style-name="T6">DELETE user</text:span><text:lin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Description</text:p>
          </table:table-cell>
          <table:table-cell table:style-name="Tabela5.B1" office:value-type="string">
            <text:p text:style-name="P45">Delete user account</text:p>
          </table:table-cell>
        </table:table-row>
        <table:table-row table:style-name="Tabela5.2">
          <table:table-cell table:style-name="Tabela5.A2" office:value-type="string">
            <text:p text:style-name="P21">Request</text:p>
          </table:table-cell>
          <table:table-cell table:style-name="Tabela5.B2" office:value-type="string">
            <text:p text:style-name="P45">-</text:p>
          </table:table-cell>
        </table:table-row>
        <table:table-row>
          <table:table-cell table:style-name="Tabela5.A2" office:value-type="string">
            <text:p text:style-name="P28">Response status</text:p>
          </table:table-cell>
          <table:table-cell table:style-name="Tabela5.B2" office:value-type="string">
            <text:p text:style-name="P28">200: OK<text:line-break/><text:span text:style-name="T5">404 : Not Found</text:span></text:p>
          </table:table-cell>
        </table:table-row>
        <table:table-row>
          <table:table-cell table:style-name="Tabela5.A2" office:value-type="string">
            <text:p text:style-name="P28">Response body for 40<text:span text:style-name="T4">4</text:span></text:p>
          </table:table-cell>
          <table:table-cell table:style-name="Tabela5.B2" office:value-type="string">
            <text:p text:style-name="P42">{"status":"error","errors":["User not found."]}</text:p>
          </table:table-cell>
        </table:table-row>
        <text:soft-page-break/>
        <table:table-row>
          <table:table-cell table:style-name="Tabela5.A2" office:value-type="string">
            <text:p text:style-name="P36">Response body for 200</text:p>
          </table:table-cell>
          <table:table-cell table:style-name="Tabela5.B2" office:value-type="string">
            <text:p text:style-name="P45">{"status":"success","message":"Account with uid test2@test.com has been destroyed."}</text:p>
          </table:table-cell>
        </table:table-row>
        <table:table-row>
          <table:table-cell table:style-name="Tabela5.A2" office:value-type="string">
            <text:p text:style-name="P28">Url</text:p>
          </table:table-cell>
          <table:table-cell table:style-name="Tabela5.B2" office:value-type="string">
            <text:p text:style-name="P29"><text:span text:style-name="T8">http://jobfinder-prz.herokuapp.com/</text:span>api/v1/auth</text:p>
          </table:table-cell>
        </table:table-row>
        <table:table-row>
          <table:table-cell table:style-name="Tabela5.A2" office:value-type="string">
            <text:p text:style-name="P28">Method</text:p>
          </table:table-cell>
          <table:table-cell table:style-name="Tabela5.B2" office:value-type="string">
            <text:p text:style-name="P45">DELETE</text:p>
          </table:table-cell>
        </table:table-row>
        <table:table-row>
          <table:table-cell table:style-name="Tabela5.A2" office:value-type="string">
            <text:p text:style-name="P36">Headers <text:span text:style-name="T6">for</text:span> request</text:p>
          </table:table-cell>
          <table:table-cell table:style-name="Tabela5.B2" office:value-type="string">
            <text:p text:style-name="P36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15"/>
      <text:p text:style-name="P15"/>
      <text:h text:style-name="Heading_20_1" text:outline-level="1">Kategorie</text:h>
      <text:p text:style-name="P6"><text:span text:style-name="T9">GET list of categories</text:span><text:lin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2">Description</text:p>
          </table:table-cell>
          <table:table-cell table:style-name="Tabela6.B1" office:value-type="string">
            <text:p text:style-name="P46">Get tree of categories</text:p>
          </table:table-cell>
        </table:table-row>
        <table:table-row table:style-name="Tabela6.2">
          <table:table-cell table:style-name="Tabela6.A2" office:value-type="string">
            <text:p text:style-name="P22">Request</text:p>
          </table:table-cell>
          <table:table-cell table:style-name="Tabela6.B2" office:value-type="string">
            <text:p text:style-name="P22">-</text:p>
          </table:table-cell>
        </table:table-row>
        <table:table-row>
          <table:table-cell table:style-name="Tabela6.A2" office:value-type="string">
            <text:p text:style-name="P30">Response status</text:p>
          </table:table-cell>
          <table:table-cell table:style-name="Tabela6.B2" office:value-type="string">
            <text:p text:style-name="P30">200: OK<text:line-break/>403: Forbidden<text:line-break/>422: Unprocessable Entity</text:p>
          </table:table-cell>
        </table:table-row>
        <table:table-row table:style-name="Tabela6.4">
          <table:table-cell table:style-name="Tabela6.A2" office:value-type="string">
            <text:p text:style-name="P37">Response body for 200</text:p>
          </table:table-cell>
          <table:table-cell table:style-name="Tabela6.B2" office:value-type="string">
            <text:p text:style-name="P50"><text:span text:style-name="Source_20_Text"><text:span text:style-name="T10">{</text:span></text:span></text:p>
            <text:p text:style-name="Preformatted_20_Text"><text:span text:style-name="Source_20_Text"><text:span text:style-name="T10"><text:s text:c="2"/>"categories": [</text:span></text:span></text:p>
            <text:p text:style-name="Preformatted_20_Text"><text:span text:style-name="Source_20_Text"><text:span text:style-name="T10"><text:s text:c="4"/>{</text:span></text:span></text:p>
            <text:p text:style-name="Preformatted_20_Text"><text:span text:style-name="Source_20_Text"><text:span text:style-name="T10"><text:s text:c="6"/>"id": 1,</text:span></text:span></text:p>
            <text:p text:style-name="Preformatted_20_Text"><text:span text:style-name="Source_20_Text"><text:span text:style-name="T10"><text:s text:c="6"/>"name": "Edukacja",</text:span></text:span></text:p>
            <text:p text:style-name="Preformatted_20_Text"><text:span text:style-name="Source_20_Text"><text:span text:style-name="T10"><text:s text:c="6"/>"enabled": true,</text:span></text:span></text:p>
            <text:p text:style-name="Preformatted_20_Text"><text:span text:style-name="Source_20_Text"><text:span text:style-name="T10"><text:s text:c="6"/>"subcategories": [</text:span></text:span></text:p>
            <text:p text:style-name="Preformatted_20_Text"><text:span text:style-name="Source_20_Text"><text:span text:style-name="T10"><text:s text:c="8"/>{</text:span></text:span></text:p>
            <text:p text:style-name="Preformatted_20_Text"><text:span text:style-name="Source_20_Text"><text:span text:style-name="T10"><text:s text:c="10"/>"id": 2,</text:span></text:span></text:p>
            <text:p text:style-name="Preformatted_20_Text"><text:span text:style-name="Source_20_Text"><text:span text:style-name="T10"><text:s text:c="10"/>"name": "Bibliotekarz/Bibliotekarka",</text:span></text:span></text:p>
            <text:p text:style-name="Preformatted_20_Text"><text:span text:style-name="Source_20_Text"><text:span text:style-name="T10"><text:s text:c="10"/>"enabled": true,</text:span></text:span></text:p>
            <text:p text:style-name="Preformatted_20_Text"><text:span text:style-name="Source_20_Text"><text:span text:style-name="T10"><text:s text:c="10"/>"subcategories": []</text:span></text:span></text:p>
            <text:p text:style-name="Preformatted_20_Text"><text:span text:style-name="Source_20_Text"><text:span text:style-name="T10"><text:s text:c="8"/>},</text:span></text:span></text:p>
            <text:p text:style-name="Preformatted_20_Text"><text:span text:style-name="Source_20_Text"><text:span text:style-name="T10"><text:s text:c="8"/>{</text:span></text:span></text:p>
            <text:p text:style-name="Preformatted_20_Text"><text:span text:style-name="Source_20_Text"><text:span text:style-name="T10"><text:s text:c="10"/>"id": 3,</text:span></text:span></text:p>
            <text:p text:style-name="Preformatted_20_Text"><text:span text:style-name="Source_20_Text"><text:span text:style-name="T10"><text:s text:c="10"/>"name": "Instruktor nauki jazdy",</text:span></text:span></text:p>
            <text:p text:style-name="Preformatted_20_Text"><text:span text:style-name="Source_20_Text"><text:span text:style-name="T10"><text:s text:c="10"/>"enabled": true,</text:span></text:span></text:p>
            <text:p text:style-name="Preformatted_20_Text"><text:span text:style-name="Source_20_Text"><text:span text:style-name="T10"><text:s text:c="10"/>"subcategories": []</text:span></text:span></text:p>
            <text:p text:style-name="Preformatted_20_Text"><text:span text:style-name="Source_20_Text"><text:span text:style-name="T10"><text:s text:c="8"/>},</text:span></text:span></text:p>
            <text:p text:style-name="Preformatted_20_Text"><text:span text:style-name="Source_20_Text"><text:span text:style-name="T10"><text:s text:c="8"/>{</text:span></text:span></text:p>
            <text:p text:style-name="Preformatted_20_Text"><text:span text:style-name="Source_20_Text"><text:span text:style-name="T10"><text:s text:c="10"/>...</text:span></text:span></text:p>
            <text:p text:style-name="P52"><text:span text:style-name="Source_20_Text"><text:span text:style-name="T10"><text:s text:c="8"/>},<text:line-break/> <text:s text:c="5"/></text:span></text:span><text:span text:style-name="Source_20_Text"><text:span text:style-name="T11">]<text:line-break/> <text:s text:c="3"/>},<text:line-break/> <text:s text:c="3"/>{…},<text:line-break/> <text:s text:c="3"/>{</text:span></text:span></text:p>
            <text:p text:style-name="P51"><text:span text:style-name="Source_20_Text"><text:span text:style-name="T10"><text:s text:c="6"/>"id": 140,</text:span></text:span></text:p>
            <text:p text:style-name="P51"><text:span text:style-name="Source_20_Text"><text:span text:style-name="T10"><text:s text:c="6"/>"name": "IT i Telekomunikacja",</text:span></text:span></text:p>
            <text:p text:style-name="P51"><text:span text:style-name="Source_20_Text"><text:span text:style-name="T10"><text:s text:c="6"/>"enabled": true,</text:span></text:span></text:p>
            <text:p text:style-name="P51"><text:span text:style-name="Source_20_Text"><text:span text:style-name="T10"><text:s text:c="6"/>"subcategories": [</text:span></text:span></text:p>
            <text:p text:style-name="Preformatted_20_Text"><text:span text:style-name="Source_20_Text"><text:span text:style-name="T10"><text:s text:c="8"/>{</text:span></text:span></text:p>
            <text:p text:style-name="Preformatted_20_Text"><text:span text:style-name="Source_20_Text"><text:span text:style-name="T10"><text:s text:c="10"/>"id": 141,</text:span></text:span></text:p>
            <text:p text:style-name="Preformatted_20_Text"><text:span text:style-name="Source_20_Text"><text:span text:style-name="T10"><text:s text:c="10"/>"name": "Administrator sieci komputerowych",</text:span></text:span></text:p>
            <text:p text:style-name="Preformatted_20_Text"><text:span text:style-name="Source_20_Text"><text:span text:style-name="T10"><text:s text:c="10"/>"enabled": true,</text:span></text:span></text:p>
            <text:p text:style-name="Preformatted_20_Text"><text:span text:style-name="Source_20_Text"><text:span text:style-name="T10"><text:s text:c="10"/>"subcategories": []</text:span></text:span></text:p>
            <text:p text:style-name="Preformatted_20_Text"><text:span text:style-name="Source_20_Text"><text:span text:style-name="T10"><text:s text:c="8"/>},</text:span></text:span></text:p>
            <text:p text:style-name="Preformatted_20_Text"><text:span text:style-name="Source_20_Text"><text:span text:style-name="T10"><text:s text:c="8"/>{</text:span></text:span></text:p>
            <text:p text:style-name="Preformatted_20_Text"><text:span text:style-name="Source_20_Text"><text:span text:style-name="T10"><text:s text:c="10"/>"id": 142,</text:span></text:span></text:p>
            <text:p text:style-name="Preformatted_20_Text"><text:span text:style-name="Source_20_Text"><text:span text:style-name="T10"><text:s text:c="10"/>"name": "Grafik komputerowy",</text:span></text:span></text:p>
            <text:p text:style-name="Preformatted_20_Text"><text:span text:style-name="Source_20_Text"><text:span text:style-name="T10"><text:s text:c="10"/>"enabled": true,</text:span></text:span></text:p>
            <text:p text:style-name="Preformatted_20_Text"><text:span text:style-name="Source_20_Text"><text:span text:style-name="T10"><text:s text:c="10"/>"subcategories": []</text:span></text:span></text:p>
            <text:p text:style-name="Preformatted_20_Text"><text:span text:style-name="Source_20_Text"><text:span text:style-name="T10"><text:s text:c="8"/>},</text:span></text:span></text:p>
            <text:p text:style-name="Preformatted_20_Text"><text:span text:style-name="Source_20_Text"><text:span text:style-name="T10"><text:s text:c="8"/>{ … </text:span></text:span><text:span text:style-name="Source_20_Text"><text:span text:style-name="T11">}</text:span></text:span></text:p>
            <text:p text:style-name="Preformatted_20_Text"><text:span text:style-name="Source_20_Text"><text:span text:style-name="T10"><text:s text:c="9"/></text:span></text:span></text:p>
            <text:p text:style-name="P49"><text:s text:c="6"/><text:span text:style-name="T9">]<text:line-break/> <text:s text:c="3"/>}<text:line-break/></text:span><text:soft-page-break/><text:span text:style-name="T9"> <text:s/>]<text:line-break/>}</text:span></text:p>
          </table:table-cell>
        </table:table-row>
        <table:table-row>
          <table:table-cell table:style-name="Tabela6.A2" office:value-type="string">
            <text:p text:style-name="P30">Url</text:p>
          </table:table-cell>
          <table:table-cell table:style-name="Tabela6.B2" office:value-type="string">
            <text:p text:style-name="P30"><text:span text:style-name="T8">http://jobfinder-prz.herokuapp.com/</text:span>api/v1/<text:span text:style-name="T14">categories</text:span></text:p>
          </table:table-cell>
        </table:table-row>
        <table:table-row>
          <table:table-cell table:style-name="Tabela6.A2" office:value-type="string">
            <text:p text:style-name="P30">Method</text:p>
          </table:table-cell>
          <table:table-cell table:style-name="Tabela6.B2" office:value-type="string">
            <text:p text:style-name="P47">GET</text:p>
          </table:table-cell>
        </table:table-row>
        <table:table-row>
          <table:table-cell table:style-name="Tabela6.A2" office:value-type="string">
            <text:p text:style-name="P37">Headers <text:span text:style-name="T2">in response </text:span>for success request</text:p>
          </table:table-cell>
          <table:table-cell table:style-name="Tabela6.B2" office:value-type="string">
            <text:p text:style-name="P37">-</text:p>
          </table:table-cell>
        </table:table-row>
      </table:table>
      <text:p text:style-name="P9"/>
      <text:p text:style-name="P58"/>
      <text:p text:style-name="P9"/>
      <text:h text:style-name="P86" text:outline-level="1">Ogłoszenia</text:h>
      <text:p text:style-name="P7"><text:span text:style-name="T9">GET list of advertisements</text:span><text:lin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3">Description</text:p>
          </table:table-cell>
          <table:table-cell table:style-name="Tabela7.B1" office:value-type="string">
            <text:p text:style-name="P70">Get t<text:span text:style-name="T15">list of advertisement per category</text:span></text:p>
          </table:table-cell>
        </table:table-row>
        <table:table-row table:style-name="Tabela7.2">
          <table:table-cell table:style-name="Tabela7.A2" office:value-type="string">
            <text:p text:style-name="P23">Request</text:p>
          </table:table-cell>
          <table:table-cell table:style-name="Tabela7.B2" office:value-type="string">
            <text:p text:style-name="P23">-</text:p>
          </table:table-cell>
        </table:table-row>
        <table:table-row>
          <table:table-cell table:style-name="Tabela7.A2" office:value-type="string">
            <text:p text:style-name="P31">Response status</text:p>
          </table:table-cell>
          <table:table-cell table:style-name="Tabela7.B2" office:value-type="string">
            <text:p text:style-name="P31">200: OK<text:line-break/>403: Forbidden<text:line-break/>422: Unprocessable Entity</text:p>
            <text:p text:style-name="P68">404: Category NOT FOUND</text:p>
          </table:table-cell>
        </table:table-row>
        <table:table-row table:style-name="Tabela7.4">
          <table:table-cell table:style-name="Tabela7.A2" office:value-type="string">
            <text:p text:style-name="P38">Response body for 200</text:p>
          </table:table-cell>
          <table:table-cell table:style-name="Tabela7.B2" office:value-type="string">
            <text:p text:style-name="P88"><text:span text:style-name="Source_20_Text"><text:span text:style-name="T12">{</text:span></text:span></text:p>
            <text:p text:style-name="P88"><text:span text:style-name="Source_20_Text"><text:span text:style-name="T12"><text:s text:c="4"/>"advertisements": [</text:span></text:span></text:p>
            <text:p text:style-name="P88"><text:span text:style-name="Source_20_Text"><text:span text:style-name="T12"><text:s text:c="8"/>{</text:span></text:span></text:p>
            <text:p text:style-name="P88"><text:span text:style-name="Source_20_Text"><text:span text:style-name="T12"><text:s text:c="12"/>"id": 1,</text:span></text:span></text:p>
            <text:p text:style-name="P88"><text:span text:style-name="Source_20_Text"><text:span text:style-name="T12"><text:s text:c="12"/>"title": "Title1",</text:span></text:span></text:p>
            <text:p text:style-name="P88"><text:span text:style-name="Source_20_Text"><text:span text:style-name="T12"><text:s text:c="12"/>"content": "some content xyz",</text:span></text:span></text:p>
            <text:p text:style-name="P88"><text:span text:style-name="Source_20_Text"><text:span text:style-name="T12"><text:s text:c="12"/>"profession": "nauczyciel akademicki",</text:span></text:span></text:p>
            <text:p text:style-name="P88"><text:span text:style-name="Source_20_Text"><text:span text:style-name="T12"><text:s text:c="12"/>"active": true,</text:span></text:span></text:p>
            <text:p text:style-name="P88"><text:span text:style-name="Source_20_Text"><text:span text:style-name="T12"><text:s text:c="12"/>"contactEmail": "myemail@example.com",</text:span></text:span></text:p>
            <text:p text:style-name="P88"><text:span text:style-name="Source_20_Text"><text:span text:style-name="T12"><text:s text:c="12"/>"contactPhone": "200200200",</text:span></text:span></text:p>
            <text:p text:style-name="P88"><text:span text:style-name="Source_20_Text"><text:span text:style-name="T12"><text:s text:c="12"/>"contactPerson": "Joe Doe",</text:span></text:span></text:p>
            <text:p text:style-name="P88"><text:span text:style-name="Source_20_Text"><text:span text:style-name="T12"><text:s text:c="12"/>"typeOfEmployment": "contract",</text:span></text:span></text:p>
            <text:p text:style-name="P88"><text:span text:style-name="Source_20_Text"><text:span text:style-name="T12"><text:s text:c="12"/>"expiresAt": "2015-11-10T17:28:42.423Z",</text:span></text:span></text:p>
            <text:p text:style-name="P88"><text:span text:style-name="Source_20_Text"><text:span text:style-name="T12"><text:s text:c="12"/>"createdAt": "2015-10-27T17:29:05.964Z",</text:span></text:span></text:p>
            <text:p text:style-name="P88"><text:span text:style-name="Source_20_Text"><text:span text:style-name="T12"><text:s text:c="12"/>"updatedAt": "2015-10-27T17:30:23.003Z",</text:span></text:span></text:p>
            <text:p text:style-name="P88"><text:span text:style-name="Source_20_Text"><text:span text:style-name="T12"><text:s text:c="12"/>"category": {</text:span></text:span></text:p>
            <text:p text:style-name="P88"><text:span text:style-name="Source_20_Text"><text:span text:style-name="T12"><text:s text:c="16"/>"id": 1,</text:span></text:span></text:p>
            <text:p text:style-name="P88"><text:span text:style-name="Source_20_Text"><text:span text:style-name="T12"><text:s text:c="16"/>"name": "Edukacja"</text:span></text:span></text:p>
            <text:p text:style-name="P88"><text:span text:style-name="Source_20_Text"><text:span text:style-name="T12"><text:s text:c="12"/>},</text:span></text:span></text:p>
            <text:p text:style-name="P88"><text:span text:style-name="Source_20_Text"><text:span text:style-name="T12"><text:s text:c="12"/>"user": "Joe Doe"</text:span></text:span></text:p>
            <text:p text:style-name="P88"><text:span text:style-name="Source_20_Text"><text:span text:style-name="T12"><text:s text:c="8"/>},</text:span></text:span></text:p>
            <text:p text:style-name="P88"><text:span text:style-name="Source_20_Text"><text:span text:style-name="T12"><text:s text:c="8"/>{</text:span></text:span></text:p>
            <text:p text:style-name="P88"><text:span text:style-name="Source_20_Text"><text:span text:style-name="T12"><text:s text:c="12"/>"id": 2,</text:span></text:span></text:p>
            <text:p text:style-name="P88"><text:span text:style-name="Source_20_Text"><text:span text:style-name="T12"><text:s text:c="12"/>"title": "title 2",</text:span></text:span></text:p>
            <text:p text:style-name="P88"><text:span text:style-name="Source_20_Text"><text:span text:style-name="T12"><text:s text:c="12"/>"content": " some content",</text:span></text:span></text:p>
            <text:p text:style-name="P88"><text:span text:style-name="Source_20_Text"><text:span text:style-name="T12"><text:s text:c="12"/>"profession": "wykładowca",</text:span></text:span></text:p>
            <text:p text:style-name="P88"><text:span text:style-name="Source_20_Text"><text:span text:style-name="T12"><text:s text:c="12"/>"active": true,</text:span></text:span></text:p>
            <text:p text:style-name="P88"><text:span text:style-name="Source_20_Text"><text:span text:style-name="T12"><text:s text:c="12"/>"contactEmail": "myemail@example.com",</text:span></text:span></text:p>
            <text:p text:style-name="P88"><text:span text:style-name="Source_20_Text"><text:span text:style-name="T12"><text:s text:c="12"/>"contactPhone": "200200200",</text:span></text:span></text:p>
            <text:p text:style-name="P88"><text:span text:style-name="Source_20_Text"><text:span text:style-name="T12"><text:s text:c="12"/>"contactPerson": "Joe Doe",</text:span></text:span></text:p>
            <text:p text:style-name="P88"><text:span text:style-name="Source_20_Text"><text:span text:style-name="T12"><text:s text:c="12"/>"typeOfEmployment": "intern",</text:span></text:span></text:p>
            <text:p text:style-name="P88"><text:span text:style-name="Source_20_Text"><text:span text:style-name="T12"><text:s text:c="12"/>"expiresAt": "2015-11-10T17:28:42.423Z",</text:span></text:span></text:p>
            <text:p text:style-name="P88"><text:span text:style-name="Source_20_Text"><text:span text:style-name="T12"><text:s text:c="12"/>"createdAt": "2015-10-27T17:35:13.602Z",</text:span></text:span></text:p>
            <text:p text:style-name="P88"><text:span text:style-name="Source_20_Text"><text:span text:style-name="T12"><text:s text:c="12"/>"updatedAt": "2015-10-27T20:38:52.222Z",</text:span></text:span></text:p>
            <text:p text:style-name="P88"><text:span text:style-name="Source_20_Text"><text:span text:style-name="T12"><text:s text:c="12"/>"category": {</text:span></text:span></text:p>
            <text:p text:style-name="P88"><text:span text:style-name="Source_20_Text"><text:span text:style-name="T12"><text:s text:c="16"/>"id": 1,</text:span></text:span></text:p>
            <text:p text:style-name="P88"><text:span text:style-name="Source_20_Text"><text:span text:style-name="T12"><text:s text:c="16"/>"name": "Edukacja"</text:span></text:span></text:p>
            <text:p text:style-name="P88"><text:span text:style-name="Source_20_Text"><text:span text:style-name="T12"><text:s text:c="12"/>},</text:span></text:span></text:p>
            <text:p text:style-name="P88"><text:span text:style-name="Source_20_Text"><text:span text:style-name="T12"><text:s text:c="12"/>"user": "Joe Doe"</text:span></text:span></text:p>
            <text:p text:style-name="P88"><text:span text:style-name="Source_20_Text"><text:span text:style-name="T12"><text:s text:c="8"/>},</text:span></text:span></text:p>
            <text:p text:style-name="P88"><text:span text:style-name="Source_20_Text"><text:span text:style-name="T12"><text:s text:c="8"/>{ ... }</text:span></text:span></text:p>
            <text:p text:style-name="P88"><text:span text:style-name="Source_20_Text"><text:span text:style-name="T12"><text:s text:c="4"/>]</text:span></text:span></text:p>
            <text:p text:style-name="P88"><text:span text:style-name="Source_20_Text"><text:span text:style-name="T12">}</text:span></text:span></text:p>
          </table:table-cell>
        </table:table-row>
        <table:table-row>
          <table:table-cell table:style-name="Tabela7.A2" office:value-type="string">
            <text:p text:style-name="P31">Url</text:p>
          </table:table-cell>
          <table:table-cell table:style-name="Tabela7.B2" office:value-type="string">
            <text:p text:style-name="P82"><text:span text:style-name="T8">http://jobfinder-prz.herokuapp.com</text:span><text:a xlink:type="simple" xlink:href="http://localhost:3000/api/v1/categories/" text:style-name="Internet_20_link" text:visited-style-name="Visited_20_Internet_20_Link">/api/v1/categories/</text:a>[!!categoryId !!]/advertisements <text:s/><text:line-break/><text:soft-page-break/>[!!categoryId !!] - id for category </text:p>
          </table:table-cell>
        </table:table-row>
        <table:table-row>
          <table:table-cell table:style-name="Tabela7.A2" office:value-type="string">
            <text:p text:style-name="P31">Method</text:p>
          </table:table-cell>
          <table:table-cell table:style-name="Tabela7.B2" office:value-type="string">
            <text:p text:style-name="P48">GET</text:p>
          </table:table-cell>
        </table:table-row>
        <table:table-row>
          <table:table-cell table:style-name="Tabela7.A2" office:value-type="string">
            <text:p text:style-name="P38">Headers <text:span text:style-name="T2">in response </text:span>for success request</text:p>
          </table:table-cell>
          <table:table-cell table:style-name="Tabela7.B2" office:value-type="string">
            <text:p text:style-name="P38">-</text:p>
          </table:table-cell>
        </table:table-row>
      </table:table>
      <text:p text:style-name="P10"/>
      <text:p text:style-name="P10"/>
      <text:p text:style-name="P60"><text:span text:style-name="T15">POST create advertisement for category</text:span><text:lin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1">Description</text:p>
          </table:table-cell>
          <table:table-cell table:style-name="Tabela8.B1" office:value-type="string">
            <text:p text:style-name="P60"><text:span text:style-name="T15">Create advertisement for category</text:span></text:p>
          </table:table-cell>
        </table:table-row>
        <table:table-row table:style-name="Tabela8.2">
          <table:table-cell table:style-name="Tabela8.A2" office:value-type="string">
            <text:p text:style-name="P71">Request</text:p>
          </table:table-cell>
          <table:table-cell table:style-name="Tabela8.B2" office:value-type="string">
            <text:p text:style-name="P80">{ </text:p>
            <text:p text:style-name="P81"><text:s text:c="4"/>"<text:span text:style-name="Source_20_Text"><text:span text:style-name="T13">advertisement</text:span></text:span>": {</text:p>
            <text:p text:style-name="P80"><text:s text:c="12"/>"title": "Title3",</text:p>
            <text:p text:style-name="P80"><text:s text:c="12"/>"content": "some content xyz 3333333",</text:p>
            <text:p text:style-name="P80"><text:s text:c="12"/>"profession": "nauczyciel akademicki",</text:p>
            <text:p text:style-name="P80"><text:s text:c="12"/>"active": true,</text:p>
            <text:p text:style-name="P80"><text:s text:c="12"/>"contactEmail": "myemail@example.com",</text:p>
            <text:p text:style-name="P80"><text:s text:c="12"/>"contactPhone": "200200200",</text:p>
            <text:p text:style-name="P80"><text:s text:c="12"/>"contactPerson": "Joe Doe",</text:p>
            <text:p text:style-name="P80"><text:s text:c="12"/>"typeOfEmployment": "contract",</text:p>
            <text:p text:style-name="P80"><text:s text:c="12"/>"expiresAt": "2015-12-18T17:28:42.423Z"</text:p>
            <text:p text:style-name="P80"><text:s text:c="8"/>}</text:p>
            <text:p text:style-name="P80">}</text:p>
          </table:table-cell>
        </table:table-row>
        <table:table-row>
          <table:table-cell table:style-name="Tabela8.A2" office:value-type="string">
            <text:p text:style-name="P65">Response status</text:p>
          </table:table-cell>
          <table:table-cell table:style-name="Tabela8.B2" office:value-type="string">
            <text:p text:style-name="P65">200: OK<text:line-break/><text:span text:style-name="T16">401: Unautorized (when incorrect headers with user tokens)</text:span><text:line-break/><text:span text:style-name="T5">403 : Forbidden (when validate errors)<text:line-break/>404: User with passed headers not found or category not found</text:span></text:p>
          </table:table-cell>
        </table:table-row>
        <table:table-row>
          <table:table-cell table:style-name="Tabela8.A2" office:value-type="string">
            <text:p text:style-name="P75">Response body for 40<text:span text:style-name="T16">1</text:span></text:p>
          </table:table-cell>
          <table:table-cell table:style-name="Tabela8.B2" office:value-type="string">
            <text:p text:style-name="P80">{</text:p>
            <text:p text:style-name="P80"><text:s text:c="4"/>"errors": ["Authorized users only." ]</text:p>
            <text:p text:style-name="P80">}</text:p>
          </table:table-cell>
        </table:table-row>
        <table:table-row>
          <table:table-cell table:style-name="Tabela8.A2" office:value-type="string">
            <text:p text:style-name="P74">Response body for 403</text:p>
          </table:table-cell>
          <table:table-cell table:style-name="Tabela8.B2" office:value-type="string">
            <text:p text:style-name="P80">{</text:p>
            <text:p text:style-name="P81"><text:s text:c="4"/>"<text:span text:style-name="Source_20_Text"><text:span text:style-name="T13">advertisement</text:span></text:span>": {</text:p>
            <text:p text:style-name="P80"><text:s text:c="8"/>"id": null,</text:p>
            <text:p text:style-name="P80"><text:s text:c="8"/>"title": "",</text:p>
            <text:p text:style-name="P80"><text:s text:c="8"/>"content": "",</text:p>
            <text:p text:style-name="P80"><text:s text:c="8"/>"profession": "nauczyciel akademicki",</text:p>
            <text:p text:style-name="P80"><text:s text:c="8"/>"active": true,</text:p>
            <text:p text:style-name="P80"><text:s text:c="8"/>"contactEmail": "myemail@example.com",</text:p>
            <text:p text:style-name="P80"><text:s text:c="8"/>"contactPhone": "200200200",</text:p>
            <text:p text:style-name="P80"><text:s text:c="8"/>"contactPerson": "Joe Doe",</text:p>
            <text:p text:style-name="P80"><text:s text:c="8"/>"typeOfEmployment": "contract",</text:p>
            <text:p text:style-name="P80"><text:s text:c="8"/>"expiresAt": "2015-12-18T17:28:42.423Z",</text:p>
            <text:p text:style-name="P80"><text:s text:c="8"/>"createdAt": null,</text:p>
            <text:p text:style-name="P80"><text:s text:c="8"/>"updatedAt": null,</text:p>
            <text:p text:style-name="P80"><text:s text:c="8"/>"category": {</text:p>
            <text:p text:style-name="P80"><text:s text:c="12"/>"id": 1,</text:p>
            <text:p text:style-name="P80"><text:s text:c="12"/>"name": "Edukacja"</text:p>
            <text:p text:style-name="P80"><text:s text:c="8"/>},</text:p>
            <text:p text:style-name="P80"><text:s text:c="8"/>"user": "Joe Doe",</text:p>
            <text:p text:style-name="P80"><text:s text:c="8"/>"errors": {</text:p>
            <text:p text:style-name="P80"><text:s text:c="12"/>"title": [</text:p>
            <text:p text:style-name="P80"><text:s text:c="16"/>"can't be blank"</text:p>
            <text:p text:style-name="P80"><text:s text:c="12"/>],</text:p>
            <text:p text:style-name="P80"><text:s text:c="12"/>"content": [</text:p>
            <text:p text:style-name="P80"><text:s text:c="16"/>"can't be blank"</text:p>
            <text:p text:style-name="P80"><text:s text:c="12"/>]</text:p>
            <text:p text:style-name="P80"><text:s text:c="8"/>},</text:p>
            <text:p text:style-name="P80"><text:s text:c="8"/>"fullErrorMessages": [</text:p>
            <text:p text:style-name="P80"><text:s text:c="12"/>"Title can't be blank",</text:p>
            <text:p text:style-name="P80"><text:s text:c="12"/>"Content can't be blank"</text:p>
            <text:p text:style-name="P80"><text:s text:c="8"/>]</text:p>
            <text:p text:style-name="P80"><text:s text:c="4"/>}</text:p>
            <text:p text:style-name="P80">}</text:p>
          </table:table-cell>
        </table:table-row>
        <table:table-row>
          <table:table-cell table:style-name="Tabela8.A2" office:value-type="string">
            <text:p text:style-name="P65">Response body for 40<text:span text:style-name="T4">4</text:span></text:p>
          </table:table-cell>
          <table:table-cell table:style-name="Tabela8.B2" office:value-type="string">
            <text:p text:style-name="P80">{ <text:s text:c="3"/>"error": "Not found" }</text:p>
          </table:table-cell>
        </table:table-row>
        <table:table-row>
          <table:table-cell table:style-name="Tabela8.A2" office:value-type="string">
            <text:p text:style-name="P77">Response body for 200</text:p>
          </table:table-cell>
          <table:table-cell table:style-name="Tabela8.B2" office:value-type="string">
            <text:p text:style-name="P80">{</text:p>
            <text:p text:style-name="P81"><text:soft-page-break/><text:s text:c="4"/>"<text:span text:style-name="Source_20_Text"><text:span text:style-name="T13">advertisement</text:span></text:span>": {</text:p>
            <text:p text:style-name="P80"><text:s text:c="8"/>"id": 3,</text:p>
            <text:p text:style-name="P80"><text:s text:c="8"/>"title": "Title3",</text:p>
            <text:p text:style-name="P80"><text:s text:c="8"/>"content": "some content xyz 3333333",</text:p>
            <text:p text:style-name="P80"><text:s text:c="8"/>"profession": "nauczyciel akademicki",</text:p>
            <text:p text:style-name="P80"><text:s text:c="8"/>"active": true,</text:p>
            <text:p text:style-name="P80"><text:s text:c="8"/>"contactEmail": "myemail@example.com",</text:p>
            <text:p text:style-name="P80"><text:s text:c="8"/>"contactPhone": "200200200",</text:p>
            <text:p text:style-name="P80"><text:s text:c="8"/>"contactPerson": "Joe Doe",</text:p>
            <text:p text:style-name="P80"><text:s text:c="8"/>"typeOfEmployment": "contract",</text:p>
            <text:p text:style-name="P80"><text:s text:c="8"/>"expiresAt": "2015-12-18T17:28:42.423Z",</text:p>
            <text:p text:style-name="P80"><text:s text:c="8"/>"createdAt": "2015-10-28T18:29:37.383Z",</text:p>
            <text:p text:style-name="P80"><text:s text:c="8"/>"updatedAt": "2015-10-28T18:29:37.383Z",</text:p>
            <text:p text:style-name="P80"><text:s text:c="8"/>"category": {</text:p>
            <text:p text:style-name="P80"><text:s text:c="12"/>"id": 1,</text:p>
            <text:p text:style-name="P80"><text:s text:c="12"/>"name": "Edukacja"</text:p>
            <text:p text:style-name="P80"><text:s text:c="8"/>},</text:p>
            <text:p text:style-name="P80"><text:s text:c="8"/>"user": "Joe Doe"</text:p>
            <text:p text:style-name="P80"><text:s text:c="4"/>}</text:p>
            <text:p text:style-name="P80">}</text:p>
          </table:table-cell>
        </table:table-row>
        <table:table-row>
          <table:table-cell table:style-name="Tabela8.A2" office:value-type="string">
            <text:p text:style-name="P65">Url</text:p>
          </table:table-cell>
          <table:table-cell table:style-name="Tabela8.B2" office:value-type="string">
            <text:p text:style-name="P82"><text:span text:style-name="T8">http://jobfinder-prz.herokuapp.com</text:span><text:a xlink:type="simple" xlink:href="http://localhost:3000/api/v1/categories/" text:style-name="Internet_20_link" text:visited-style-name="Visited_20_Internet_20_Link">/api/v1/categories/</text:a>[!!categoryId !!]/advertisements <text:s/><text:line-break/>[!!categoryId !!] - id for category </text:p>
          </table:table-cell>
        </table:table-row>
        <table:table-row>
          <table:table-cell table:style-name="Tabela8.A2" office:value-type="string">
            <text:p text:style-name="P65">Method</text:p>
          </table:table-cell>
          <table:table-cell table:style-name="Tabela8.B2" office:value-type="string">
            <text:p text:style-name="P80">POST</text:p>
          </table:table-cell>
        </table:table-row>
        <table:table-row>
          <table:table-cell table:style-name="Tabela8.A2" office:value-type="string">
            <text:p text:style-name="P77">Headers <text:span text:style-name="T2">in response </text:span>for success request <text:span text:style-name="T6">and for request</text:span></text:p>
          </table:table-cell>
          <table:table-cell table:style-name="Tabela8.B2" office:value-type="string">
            <text:p text:style-name="P77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54"/>
      <text:p text:style-name="P54"/>
      <text:p text:style-name="P61"><text:span text:style-name="T15">PUT update advertisement for category</text:span><text:line-break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2">Description</text:p>
          </table:table-cell>
          <table:table-cell table:style-name="Tabela9.B1" office:value-type="string">
            <text:p text:style-name="P61"><text:span text:style-name="T16">Update advertisement for category</text:span></text:p>
          </table:table-cell>
        </table:table-row>
        <table:table-row table:style-name="Tabela9.2">
          <table:table-cell table:style-name="Tabela9.A2" office:value-type="string">
            <text:p text:style-name="P72">Request</text:p>
          </table:table-cell>
          <table:table-cell table:style-name="Tabela9.B2" office:value-type="string">
            <text:p text:style-name="P80">{ </text:p>
            <text:p text:style-name="P81"><text:s text:c="4"/>"<text:span text:style-name="Source_20_Text"><text:span text:style-name="T13">advertisement</text:span></text:span>": {</text:p>
            <text:p text:style-name="P80"><text:s text:c="12"/>"title": "Title3",</text:p>
            <text:p text:style-name="P80"><text:s text:c="12"/>"content": "some content xyz 3333333",</text:p>
            <text:p text:style-name="P80"><text:s text:c="12"/>"profession": "nauczyciel akademicki",</text:p>
            <text:p text:style-name="P80"><text:s text:c="12"/>"active": true,</text:p>
            <text:p text:style-name="P80"><text:s text:c="12"/>"contactEmail": "myemail@example.com",</text:p>
            <text:p text:style-name="P80"><text:s text:c="12"/>"contactPhone": "200200200",</text:p>
            <text:p text:style-name="P80"><text:s text:c="12"/>"contactPerson": "Joe Doe",</text:p>
            <text:p text:style-name="P80"><text:s text:c="12"/>"typeOfEmployment": "contract",</text:p>
            <text:p text:style-name="P80"><text:s text:c="12"/>"expiresAt": "2015-12-18T17:28:42.423Z"</text:p>
            <text:p text:style-name="P80"><text:s text:c="8"/>}</text:p>
            <text:p text:style-name="P80">}</text:p>
          </table:table-cell>
        </table:table-row>
        <table:table-row>
          <table:table-cell table:style-name="Tabela9.A2" office:value-type="string">
            <text:p text:style-name="P66">Response status</text:p>
          </table:table-cell>
          <table:table-cell table:style-name="Tabela9.B2" office:value-type="string">
            <text:p text:style-name="P66">200: OK<text:line-break/><text:span text:style-name="T16">401: Unautorized (when incorrect headers with user tokens or user is not owner for the advert)</text:span><text:line-break/><text:span text:style-name="T5">403 : Forbidden (when validate errors)<text:line-break/>404: User with passed headers not found or category not found</text:span></text:p>
          </table:table-cell>
        </table:table-row>
        <table:table-row>
          <table:table-cell table:style-name="Tabela9.A2" office:value-type="string">
            <text:p text:style-name="P75">Response body for 40<text:span text:style-name="T16">1</text:span></text:p>
          </table:table-cell>
          <table:table-cell table:style-name="Tabela9.B2" office:value-type="string">
            <text:p text:style-name="P80">{}</text:p>
          </table:table-cell>
        </table:table-row>
        <table:table-row>
          <table:table-cell table:style-name="Tabela9.A2" office:value-type="string">
            <text:p text:style-name="P75">Response body for 403</text:p>
          </table:table-cell>
          <table:table-cell table:style-name="Tabela9.B2" office:value-type="string">
            <text:p text:style-name="P83">Response taki jak dla POST </text:p>
          </table:table-cell>
        </table:table-row>
        <table:table-row>
          <table:table-cell table:style-name="Tabela9.A2" office:value-type="string">
            <text:p text:style-name="P66">Response body for 40<text:span text:style-name="T4">4</text:span></text:p>
          </table:table-cell>
          <table:table-cell table:style-name="Tabela9.B2" office:value-type="string">
            <text:p text:style-name="P80">{ <text:s text:c="3"/>"error": "Not found" }</text:p>
          </table:table-cell>
        </table:table-row>
        <table:table-row>
          <table:table-cell table:style-name="Tabela9.A2" office:value-type="string">
            <text:p text:style-name="P78">Response body for 200</text:p>
          </table:table-cell>
          <table:table-cell table:style-name="Tabela9.B2" office:value-type="string">
            <text:p text:style-name="P83">Response taki jak dla POST </text:p>
          </table:table-cell>
        </table:table-row>
        <table:table-row>
          <table:table-cell table:style-name="Tabela9.A2" office:value-type="string">
            <text:p text:style-name="P66">Url</text:p>
          </table:table-cell>
          <table:table-cell table:style-name="Tabela9.B2" office:value-type="string">
            <text:p text:style-name="P82"><text:span text:style-name="T8">http://jobfinder-prz.herokuapp.com</text:span><text:a xlink:type="simple" xlink:href="http://localhost:3000/api/v1/categories/" text:style-name="Internet_20_link" text:visited-style-name="Visited_20_Internet_20_Link">/api/v1/categories/</text:a>[!!categoryId !!]/advertisements/<text:span text:style-name="T17">[</text:span>!!<text:span text:style-name="T17">advert</text:span>Id !!]<text:line-break/>[!!categoryId !!] - id for category <text:line-break/><text:span text:style-name="T17">[</text:span>!!<text:span text:style-name="T17">advert</text:span>Id !!] - <text:span text:style-name="T17">id updateowanego ogłoszenia</text:span></text:p>
          </table:table-cell>
        </table:table-row>
        <table:table-row>
          <table:table-cell table:style-name="Tabela9.A2" office:value-type="string">
            <text:p text:style-name="P66">Method</text:p>
          </table:table-cell>
          <table:table-cell table:style-name="Tabela9.B2" office:value-type="string">
            <text:p text:style-name="P83">PUT</text:p>
          </table:table-cell>
        </table:table-row>
        <table:table-row>
          <table:table-cell table:style-name="Tabela9.A2" office:value-type="string">
            <text:p text:style-name="P78">Headers <text:span text:style-name="T2">in response </text:span>for success request <text:span text:style-name="T6">and for request</text:span></text:p>
          </table:table-cell>
          <table:table-cell table:style-name="Tabela9.B2" office:value-type="string">
            <text:p text:style-name="P78">- access-token (np. <text:s/>iQ9N2_OK7MNq1H_nWWmcwA)<text:line-break/>- token-type = <text:s/>''Bearer''<text:line-break/>- client = (np. jTw8Z02nwC6oiyHXkQucpw)<text:line-break/>- expiry (np. 1446575260)<text:line-break/><text:soft-page-break/>- uid (np. test1@test.com)</text:p>
          </table:table-cell>
        </table:table-row>
      </table:table>
      <text:p text:style-name="P56"/>
      <text:p text:style-name="P10"/>
      <text:p text:style-name="P62"><text:span text:style-name="T9">GET single advert</text:span><text:line-break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3">Description</text:p>
          </table:table-cell>
          <table:table-cell table:style-name="Tabela10.B1" office:value-type="string">
            <text:p text:style-name="P83">Show advertisement for specific id</text:p>
          </table:table-cell>
        </table:table-row>
        <table:table-row table:style-name="Tabela10.2">
          <table:table-cell table:style-name="Tabela10.A2" office:value-type="string">
            <text:p text:style-name="P73">Request</text:p>
          </table:table-cell>
          <table:table-cell table:style-name="Tabela10.B2" office:value-type="string">
            <text:p text:style-name="P73">-</text:p>
          </table:table-cell>
        </table:table-row>
        <table:table-row>
          <table:table-cell table:style-name="Tabela10.A2" office:value-type="string">
            <text:p text:style-name="P67">Response status</text:p>
          </table:table-cell>
          <table:table-cell table:style-name="Tabela10.B2" office:value-type="string">
            <text:p text:style-name="P67">200: OK<text:line-break/>403: Forbidden<text:line-break/>422: Unprocessable Entity</text:p>
            <text:p text:style-name="P69">404: Category NOT FOUND</text:p>
          </table:table-cell>
        </table:table-row>
        <table:table-row table:style-name="Tabela10.4">
          <table:table-cell table:style-name="Tabela10.A2" office:value-type="string">
            <text:p text:style-name="P79">Response body for 200</text:p>
          </table:table-cell>
          <table:table-cell table:style-name="Tabela10.B2" office:value-type="string">
            <text:p text:style-name="P89"><text:span text:style-name="Source_20_Text"><text:span text:style-name="T13">{ </text:span></text:span></text:p>
            <text:p text:style-name="P89"><text:span text:style-name="Source_20_Text"><text:span text:style-name="T13"><text:s text:c="4"/>"advertisement": {</text:span></text:span></text:p>
            <text:p text:style-name="P89"><text:span text:style-name="Source_20_Text"><text:span text:style-name="T13"><text:s text:c="12"/>"title": "Title4",</text:span></text:span></text:p>
            <text:p text:style-name="P89"><text:span text:style-name="Source_20_Text"><text:span text:style-name="T13"><text:s text:c="12"/>"content": "some content xyz 444444",</text:span></text:span></text:p>
            <text:p text:style-name="P89"><text:span text:style-name="Source_20_Text"><text:span text:style-name="T13"><text:s text:c="12"/>"profession": "nauczyciel akademicki",</text:span></text:span></text:p>
            <text:p text:style-name="P89"><text:span text:style-name="Source_20_Text"><text:span text:style-name="T13"><text:s text:c="12"/>"active": true,</text:span></text:span></text:p>
            <text:p text:style-name="P89"><text:span text:style-name="Source_20_Text"><text:span text:style-name="T13"><text:s text:c="12"/>"contactEmail": "myemail@example.com",</text:span></text:span></text:p>
            <text:p text:style-name="P89"><text:span text:style-name="Source_20_Text"><text:span text:style-name="T13"><text:s text:c="12"/>"contactPhone": "200200200",</text:span></text:span></text:p>
            <text:p text:style-name="P89"><text:span text:style-name="Source_20_Text"><text:span text:style-name="T13"><text:s text:c="12"/>"contactPerson": "Joe Doe",</text:span></text:span></text:p>
            <text:p text:style-name="P89"><text:span text:style-name="Source_20_Text"><text:span text:style-name="T13"><text:s text:c="12"/>"typeOfEmployment": "contract",</text:span></text:span></text:p>
            <text:p text:style-name="P89"><text:span text:style-name="Source_20_Text"><text:span text:style-name="T13"><text:s text:c="12"/>"expiresAt": "2015-12-18T17:28:42.423Z"</text:span></text:span></text:p>
            <text:p text:style-name="P89"><text:span text:style-name="Source_20_Text"><text:span text:style-name="T13"><text:s text:c="8"/>}</text:span></text:span></text:p>
            <text:p text:style-name="P89"><text:span text:style-name="Source_20_Text"><text:span text:style-name="T13">}</text:span></text:span></text:p>
          </table:table-cell>
        </table:table-row>
        <table:table-row>
          <table:table-cell table:style-name="Tabela10.A2" office:value-type="string">
            <text:p text:style-name="P67">Url</text:p>
          </table:table-cell>
          <table:table-cell table:style-name="Tabela10.B2" office:value-type="string">
            <text:p text:style-name="P82"><text:span text:style-name="T8">http://jobfinder-prz.herokuapp.com</text:span><text:a xlink:type="simple" xlink:href="http://localhost:3000/api/v1/categories/" text:style-name="Internet_20_link" text:visited-style-name="Visited_20_Internet_20_Link">/api/v1/categories/</text:a>[!!categoryId !!]/advertisements/<text:span text:style-name="T17">[</text:span>!!<text:span text:style-name="T17">advert</text:span>Id !!]<text:line-break/>[!!categoryId !!] - id for category <text:line-break/><text:span text:style-name="T17">[</text:span>!!<text:span text:style-name="T17">advert</text:span>Id !!] - <text:span text:style-name="T17">id updateowanego ogłoszenia</text:span></text:p>
          </table:table-cell>
        </table:table-row>
        <table:table-row>
          <table:table-cell table:style-name="Tabela10.A2" office:value-type="string">
            <text:p text:style-name="P67">Method</text:p>
          </table:table-cell>
          <table:table-cell table:style-name="Tabela10.B2" office:value-type="string">
            <text:p text:style-name="P84">GET</text:p>
          </table:table-cell>
        </table:table-row>
        <table:table-row>
          <table:table-cell table:style-name="Tabela10.A2" office:value-type="string">
            <text:p text:style-name="P79">Headers <text:span text:style-name="T2">in response </text:span>for success request</text:p>
          </table:table-cell>
          <table:table-cell table:style-name="Tabela10.B2" office:value-type="string">
            <text:p text:style-name="P79">-</text:p>
          </table:table-cell>
        </table:table-row>
      </table:table>
      <text:p text:style-name="P57"/>
      <text:p text:style-name="P57"/>
      <text:p text:style-name="P62"><text:span text:style-name="T17">DELETE remove advertisement</text:span><text:lin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3">Description</text:p>
          </table:table-cell>
          <table:table-cell table:style-name="Tabela11.B1" office:value-type="string">
            <text:p text:style-name="P63">Destroy advertisement for specific id</text:p>
          </table:table-cell>
        </table:table-row>
        <table:table-row table:style-name="Tabela11.2">
          <table:table-cell table:style-name="Tabela11.A2" office:value-type="string">
            <text:p text:style-name="P73">Request</text:p>
          </table:table-cell>
          <table:table-cell table:style-name="Tabela11.B2" office:value-type="string">
            <text:p text:style-name="P81"/>
          </table:table-cell>
        </table:table-row>
        <table:table-row>
          <table:table-cell table:style-name="Tabela11.A2" office:value-type="string">
            <text:p text:style-name="P67">Response status</text:p>
          </table:table-cell>
          <table:table-cell table:style-name="Tabela11.B2" office:value-type="string">
            <text:p text:style-name="P67">200: OK<text:line-break/><text:span text:style-name="T16">401: Unautorized (when incorrect headers with user tokens or user is not owner for the advert)</text:span><text:line-break/><text:span text:style-name="T5">403 : Forbidden (when validate errors)<text:line-break/>404: User with passed headers not found or category not found</text:span></text:p>
          </table:table-cell>
        </table:table-row>
        <table:table-row>
          <table:table-cell table:style-name="Tabela11.A2" office:value-type="string">
            <text:p text:style-name="P76">Response body for 40<text:span text:style-name="T16">1</text:span></text:p>
          </table:table-cell>
          <table:table-cell table:style-name="Tabela11.B2" office:value-type="string">
            <text:p text:style-name="P81">-</text:p>
          </table:table-cell>
        </table:table-row>
        <table:table-row>
          <table:table-cell table:style-name="Tabela11.A2" office:value-type="string">
            <text:p text:style-name="P76">Response body for 403</text:p>
          </table:table-cell>
          <table:table-cell table:style-name="Tabela11.B2" office:value-type="string">
            <text:p text:style-name="P83">Response taki jak dla POST </text:p>
          </table:table-cell>
        </table:table-row>
        <table:table-row>
          <table:table-cell table:style-name="Tabela11.A2" office:value-type="string">
            <text:p text:style-name="P79">Response body for 200</text:p>
          </table:table-cell>
          <table:table-cell table:style-name="Tabela11.B2" office:value-type="string">
            <text:p text:style-name="P83">-</text:p>
          </table:table-cell>
        </table:table-row>
        <table:table-row>
          <table:table-cell table:style-name="Tabela11.A2" office:value-type="string">
            <text:p text:style-name="P67">Url</text:p>
          </table:table-cell>
          <table:table-cell table:style-name="Tabela11.B2" office:value-type="string">
            <text:p text:style-name="P82"><text:span text:style-name="T8">http://jobfinder-prz.herokuapp.com</text:span><text:a xlink:type="simple" xlink:href="http://localhost:3000/api/v1/categories/" text:style-name="Internet_20_link" text:visited-style-name="Visited_20_Internet_20_Link">/api/v1/categories/</text:a>[!!categoryId !!]/advertisements/<text:span text:style-name="T17">[</text:span>!!<text:span text:style-name="T17">advert</text:span>Id !!]<text:line-break/>[!!categoryId !!] - id for category <text:line-break/><text:span text:style-name="T17">[</text:span>!!<text:span text:style-name="T17">advert</text:span>Id !!] - <text:span text:style-name="T17">id updateowanego ogłoszenia</text:span></text:p>
          </table:table-cell>
        </table:table-row>
        <table:table-row>
          <table:table-cell table:style-name="Tabela11.A2" office:value-type="string">
            <text:p text:style-name="P67">Method</text:p>
          </table:table-cell>
          <table:table-cell table:style-name="Tabela11.B2" office:value-type="string">
            <text:p text:style-name="P85">DELETE</text:p>
          </table:table-cell>
        </table:table-row>
        <table:table-row>
          <table:table-cell table:style-name="Tabela11.A2" office:value-type="string">
            <text:p text:style-name="P79">Headers <text:span text:style-name="T2">in response </text:span>for success request <text:span text:style-name="T6">and for request</text:span></text:p>
          </table:table-cell>
          <table:table-cell table:style-name="Tabela11.B2" office:value-type="string">
            <text:p text:style-name="P79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59"/>
      <text:p text:style-name="P11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5:04:17.982414746</meta:creation-date>
    <dc:date>2015-10-28T20:14:58.854522526</dc:date>
    <meta:editing-duration>PT4H29M20S</meta:editing-duration>
    <meta:editing-cycles>12</meta:editing-cycles>
    <meta:generator>LibreOffice/4.4.2.2$Linux_X86_64 LibreOffice_project/40m0$Build-2</meta:generator>
    <meta:document-statistic meta:table-count="11" meta:image-count="0" meta:object-count="0" meta:page-count="7" meta:paragraph-count="387" meta:word-count="1278" meta:character-count="12952" meta:non-whitespace-character-count="10256"/>
  </office:meta>
</office:document-meta>
</file>